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EmojiOne Color" svg:font-family="'EmojiOne Color'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dee6ef" draw:textarea-horizontal-align="justify" draw:textarea-vertical-align="middle" draw:auto-grow-height="false" fo:min-height="5.25cm" fo:min-width="26.5cm"/>
    </style:style>
    <style:style style:name="gr3" style:family="graphic" style:parent-style-name="standard">
      <style:graphic-properties svg:stroke-color="#8d281e" draw:fill-color="#ffd7d7" draw:textarea-horizontal-align="justify" draw:textarea-vertical-align="middle" draw:auto-grow-height="false" fo:min-height="0.812cm" fo:min-width="1.9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color="#8d281e" draw:fill="none" draw:fill-color="#dee6ef" draw:textarea-vertical-align="middle"/>
    </style:style>
    <style:style style:name="gr6" style:family="graphic" style:parent-style-name="standard">
      <style:graphic-properties svg:stroke-color="#168253" draw:fill-color="#dee6ef" draw:textarea-horizontal-align="justify" draw:textarea-vertical-align="middle" draw:auto-grow-height="false" fo:min-height="0.812cm" fo:min-width="1.976cm"/>
      <style:paragraph-properties style:writing-mode="lr-tb"/>
    </style:style>
    <style:style style:name="gr7" style:family="graphic" style:parent-style-name="standard">
      <style:graphic-properties svg:stroke-color="#1e6a39" draw:fill-color="#dee6ef" draw:textarea-horizontal-align="justify" draw:textarea-vertical-align="middle" draw:auto-grow-height="false" fo:min-height="0.812cm" fo:min-width="1.976cm"/>
      <style:paragraph-properties style:writing-mode="lr-tb"/>
    </style:style>
    <style:style style:name="gr8" style:family="graphic" style:parent-style-name="objectwithoutfill">
      <style:graphic-properties svg:stroke-color="#1e6a39" draw:fill="none" draw:fill-color="#dee6ef" draw:textarea-vertical-align="middle"/>
    </style:style>
    <style:style style:name="gr9" style:family="graphic" style:parent-style-name="objectwithoutfill">
      <style:graphic-properties svg:stroke-color="#168253" draw:fill="none" draw:fill-color="#dee6ef" draw:textarea-vertical-align="middle"/>
    </style:style>
    <style:style style:name="gr10" style:family="graphic" style:parent-style-name="standard">
      <style:graphic-properties svg:stroke-color="#1e6a39" draw:fill-color="#dee7e5" draw:textarea-horizontal-align="justify" draw:textarea-vertical-align="middle" draw:auto-grow-height="false" fo:min-height="0.812cm" fo:min-width="1.976cm"/>
      <style:paragraph-properties style:writing-mode="lr-tb"/>
    </style:style>
    <style:style style:name="gr11" style:family="graphic" style:parent-style-name="objectwithoutfill">
      <style:graphic-properties svg:stroke-color="#168253" draw:fill="none" draw:fill-color="#ffd7d7" draw:textarea-vertical-align="middle"/>
    </style:style>
    <style:style style:name="gr12" style:family="graphic" style:parent-style-name="objectwithoutfill">
      <style:graphic-properties svg:stroke-color="#8d281e" draw:fill="none" draw:fill-color="#ffd7d7" draw:textarea-vertical-align="middle"/>
    </style:style>
    <style:style style:name="gr13" style:family="graphic" style:parent-style-name="standard">
      <style:graphic-properties draw:stroke="none" svg:stroke-color="#8d281e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svg:stroke-color="#ffffff" draw:fill-color="#dee6ef" draw:textarea-horizontal-align="justify" draw:textarea-vertical-align="middle" draw:auto-grow-height="false" fo:min-height="1.25cm" fo:min-width="26.5cm"/>
    </style:style>
    <style:style style:name="gr15" style:family="graphic" style:parent-style-name="standard">
      <style:graphic-properties svg:stroke-color="#8d281e" draw:fill-color="#ffd7d7" draw:textarea-horizontal-align="justify" draw:textarea-vertical-align="middle" draw:auto-grow-height="false" fo:min-height="0.104cm" fo:min-width="0.208cm"/>
      <style:paragraph-properties style:writing-mode="lr-tb"/>
    </style:style>
    <style:style style:name="gr16" style:family="graphic" style:parent-style-name="standard">
      <style:graphic-properties svg:stroke-color="#808080" draw:fill-color="#ffffff" draw:textarea-horizontal-align="justify" draw:textarea-vertical-align="middle" draw:auto-grow-height="false" fo:min-height="0.104cm" fo:min-width="0.208cm"/>
      <style:paragraph-properties style:writing-mode="lr-tb"/>
    </style:style>
    <style:style style:name="gr17" style:family="graphic" style:parent-style-name="standard">
      <style:graphic-properties svg:stroke-color="#ffffff" draw:fill-color="#dee6ef" draw:textarea-horizontal-align="justify" draw:textarea-vertical-align="middle" draw:auto-grow-height="false" fo:min-height="0.25cm" fo:min-width="26.5cm"/>
    </style:style>
    <style:style style:name="gr18" style:family="graphic" style:parent-style-name="standard">
      <style:graphic-properties svg:stroke-color="#808080"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gr19" style:family="graphic" style:parent-style-name="standard">
      <style:graphic-properties svg:stroke-color="#8d281e" draw:fill-color="#ffd7d7" draw:textarea-horizontal-align="justify" draw:textarea-vertical-align="middle" draw:auto-grow-height="false" fo:min-height="0cm" fo:min-width="0cm"/>
      <style:paragraph-properties style:writing-mode="lr-tb"/>
    </style:style>
    <style:style style:name="gr20" style:family="graphic" style:parent-style-name="standard">
      <style:graphic-properties svg:stroke-color="#168253" draw:fill-color="#ffd7d7" draw:textarea-horizontal-align="justify" draw:textarea-vertical-align="middle" draw:auto-grow-height="false" fo:min-height="8.25cm" fo:min-width="1cm"/>
      <style:paragraph-properties style:writing-mode="tb-rl"/>
    </style:style>
    <style:style style:name="gr21" style:family="graphic" style:parent-style-name="standard">
      <style:graphic-properties svg:stroke-color="#28471f" draw:fill-color="#dee7e5" draw:textarea-horizontal-align="justify" draw:textarea-vertical-align="middle" draw:auto-grow-height="false" fo:min-height="0cm" fo:min-width="0cm"/>
      <style:paragraph-properties style:writing-mode="lr-tb"/>
    </style:style>
    <style:style style:name="gr22" style:family="graphic" style:parent-style-name="objectwithoutfill">
      <style:graphic-properties svg:stroke-color="#168253" draw:marker-end="Arrowheads_20_1" draw:marker-end-width="0.3cm" draw:fill="none" draw:fill-color="#ffd7d7" draw:textarea-vertical-align="middle"/>
    </style:style>
    <style:style style:name="gr23" style:family="graphic" style:parent-style-name="standard">
      <style:graphic-properties svg:stroke-color="#168253" draw:fill-color="#ffd7d7" draw:textarea-horizontal-align="justify" draw:textarea-vertical-align="middle" draw:auto-grow-height="false" fo:min-height="9.25cm" fo:min-width="1cm"/>
      <style:paragraph-properties style:writing-mode="tb-rl"/>
    </style:style>
    <style:style style:name="gr24" style:family="graphic" style:parent-style-name="objectwithoutfill">
      <style:graphic-properties svg:stroke-color="#168253" draw:marker-end="Arrowheads_20_2" draw:marker-end-width="0.3cm" draw:fill="none" draw:fill-color="#ffd7d7" draw:textarea-vertical-align="middle"/>
    </style:style>
    <style:style style:name="gr25" style:family="graphic" style:parent-style-name="standard">
      <style:graphic-properties svg:stroke-color="#ffffff" draw:fill-color="#dee6ef" draw:textarea-horizontal-align="justify" draw:textarea-vertical-align="middle" draw:auto-grow-height="false" fo:min-height="2.25cm" fo:min-width="26.5cm"/>
    </style:style>
    <style:style style:name="gr26" style:family="graphic" style:parent-style-name="objectwithoutfill">
      <style:graphic-properties svg:stroke-color="#168253" draw:marker-end="Arrowheads_20_3" draw:marker-end-width="0.3cm" draw:fill="none" draw:fill-color="#ffd7d7" draw:textarea-vertical-align="middle"/>
    </style:style>
    <style:style style:name="gr27" style:family="graphic" style:parent-style-name="objectwithoutfill">
      <style:graphic-properties svg:stroke-color="#ffbf00" draw:fill="none" draw:fill-color="#ffd7d7" draw:textarea-vertical-align="middle"/>
    </style:style>
    <style:style style:name="gr28" style:family="graphic" style:parent-style-name="objectwithoutfill">
      <style:graphic-properties svg:stroke-color="#168253" draw:marker-end="Arrowheads_20_4" draw:marker-end-width="0.3cm" draw:fill="none" draw:fill-color="#ffd7d7" draw:textarea-vertical-align="middle"/>
    </style:style>
    <style:style style:name="gr29" style:family="graphic" style:parent-style-name="objectwithoutfill">
      <style:graphic-properties svg:stroke-color="#168253" draw:marker-end="Arrowheads_20_5" draw:marker-end-width="0.3cm" draw:fill="none" draw:fill-color="#ffd7d7" draw:textarea-vertical-align="middle"/>
    </style:style>
    <style:style style:name="gr30" style:family="graphic" style:parent-style-name="objectwithoutfill">
      <style:graphic-properties svg:stroke-color="#168253" draw:marker-end="Arrowheads_20_6" draw:marker-end-width="0.3cm" draw:fill="none" draw:fill-color="#ffd7d7" draw:textarea-vertical-align="middle"/>
    </style:style>
    <style:style style:name="gr31" style:family="graphic" style:parent-style-name="standard">
      <style:graphic-properties svg:stroke-color="#2a6099" draw:fill-color="#dee7e5" draw:textarea-horizontal-align="justify" draw:textarea-vertical-align="middle" draw:auto-grow-height="false" fo:min-height="0cm" fo:min-width="0cm"/>
      <style:paragraph-properties style:writing-mode="lr-tb"/>
    </style:style>
    <style:style style:name="gr32" style:family="graphic" style:parent-style-name="standard">
      <style:graphic-properties svg:stroke-color="#ff0000"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gr33" style:family="graphic" style:parent-style-name="objectwithoutfill">
      <style:graphic-properties svg:stroke-color="#168253" draw:marker-end="Arrowheads_20_7" draw:marker-end-width="0.3cm" draw:fill="none" draw:fill-color="#ffd7d7" draw:textarea-vertical-align="middle"/>
    </style:style>
    <style:style style:name="gr34" style:family="graphic" style:parent-style-name="objectwithoutfill">
      <style:graphic-properties svg:stroke-color="#168253" draw:marker-end="Arrowheads_20_8" draw:marker-end-width="0.3cm" draw:fill="none" draw:fill-color="#ffd7d7" draw:textarea-vertical-align="middle"/>
    </style:style>
    <style:style style:name="gr35" style:family="graphic" style:parent-style-name="objectwithoutfill">
      <style:graphic-properties svg:stroke-color="#168253" draw:marker-end="Arrowheads_20_9" draw:marker-end-width="0.3cm" draw:fill="none" draw:fill-color="#ffd7d7" draw:textarea-vertical-align="middle"/>
    </style:style>
    <style:style style:name="gr36" style:family="graphic" style:parent-style-name="objectwithoutfill">
      <style:graphic-properties svg:stroke-color="#168253" draw:marker-end="Arrowheads_20_10" draw:marker-end-width="0.3cm" draw:fill="none" draw:fill-color="#ffd7d7" draw:textarea-vertical-align="middle"/>
    </style:style>
    <style:style style:name="gr37" style:family="graphic" style:parent-style-name="objectwithoutfill">
      <style:graphic-properties svg:stroke-color="#168253" draw:marker-end="Arrowheads_20_12" draw:marker-end-width="0.3cm" draw:fill="none" draw:fill-color="#ffd7d7" draw:textarea-vertical-align="middle"/>
    </style:style>
    <style:style style:name="gr38" style:family="graphic" style:parent-style-name="objectwithoutfill">
      <style:graphic-properties svg:stroke-color="#168253" draw:marker-end="Arrowheads_20_13" draw:marker-end-width="0.3cm" draw:fill="none" draw:fill-color="#ffd7d7" draw:textarea-vertical-align="middle"/>
    </style:style>
    <style:style style:name="gr39" style:family="graphic" style:parent-style-name="objectwithoutfill">
      <style:graphic-properties svg:stroke-color="#168253" draw:marker-end="Arrowheads_20_15" draw:marker-end-width="0.3cm" draw:fill="none" draw:fill-color="#ffd7d7" draw:textarea-vertical-align="middle"/>
    </style:style>
    <style:style style:name="gr40" style:family="graphic" style:parent-style-name="objectwithoutfill">
      <style:graphic-properties svg:stroke-color="#168253" draw:marker-end="Arrowheads_20_16" draw:marker-end-width="0.3cm" draw:fill="none" draw:fill-color="#ffd7d7" draw:textarea-vertical-align="middle"/>
    </style:style>
    <style:style style:name="gr41" style:family="graphic" style:parent-style-name="objectwithoutfill">
      <style:graphic-properties svg:stroke-color="#168253" draw:marker-end="Arrowheads_20_18" draw:marker-end-width="0.3cm" draw:fill="none" draw:fill-color="#ffd7d7" draw:textarea-vertical-align="middle"/>
    </style:style>
    <style:style style:name="gr42" style:family="graphic" style:parent-style-name="objectwithoutfill">
      <style:graphic-properties svg:stroke-color="#168253" draw:marker-end="Arrowheads_20_19" draw:marker-end-width="0.3cm" draw:fill="none" draw:fill-color="#ffd7d7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5cm" fo:min-width="0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textarea-vertical-align="top" fo:min-height="9cm"/>
      <style:paragraph-properties style:writing-mode="lr-tb"/>
    </style:style>
    <style:style style:name="pr4" style:family="presentation" style:parent-style-name="Pencil1-notes">
      <style:graphic-properties draw:fill-color="#ffffff" fo:min-height="13.364cm"/>
      <style:paragraph-properties style:writing-mode="lr-tb"/>
    </style:style>
    <style:style style:name="pr5" style:family="presentation" style:parent-style-name="Pencil1-title">
      <style:graphic-properties draw:textarea-vertical-align="top" fo:min-height="3.5cm"/>
      <style:paragraph-properties style:writing-mode="lr-tb"/>
    </style:style>
    <style:style style:name="pr6" style:family="presentation" style:parent-style-name="Pencil1-title">
      <style:graphic-properties svg:stroke-color="#8d281e" draw:textarea-vertical-align="top" fo:min-height="3.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d7d7"/>
      <style:paragraph-properties fo:text-align="center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loext:graphic-properties draw:fill="none" draw:fill-color="#dee6ef"/>
      <style:paragraph-properties fo:text-align="center"/>
    </style:style>
    <style:style style:name="P8" style:family="paragraph">
      <loext:graphic-properties draw:fill-color="#dee7e5"/>
      <style:paragraph-properties fo:text-align="center"/>
    </style:style>
    <style:style style:name="P9" style:family="paragraph">
      <loext:graphic-properties draw:fill="none" draw:fill-color="#ffd7d7"/>
      <style:paragraph-properties fo:text-align="center"/>
    </style:style>
    <style:style style:name="P10" style:family="paragraph">
      <style:text-properties style:font-name="DejaVu Sans Mono" fo:font-size="14pt" style:font-size-asian="7pt" style:font-size-complex="7pt"/>
    </style:style>
    <style:style style:name="P11" style:family="paragraph">
      <loext:graphic-properties draw:fill="none" draw:fill-color="#ffffff"/>
      <style:text-properties style:font-name="DejaVu Sans Mono" fo:font-size="14pt" style:font-size-asian="7pt" style:font-size-complex="7pt"/>
    </style:style>
    <style:style style:name="P12" style:family="paragraph">
      <style:text-properties style:font-name="DejaVu Sans Mono" fo:font-size="15pt" style:font-size-asian="7pt" style:font-size-complex="7pt"/>
    </style:style>
    <style:style style:name="P13" style:family="paragraph">
      <loext:graphic-properties draw:fill="none" draw:fill-color="#ffffff"/>
      <style:text-properties style:font-name="DejaVu Sans Mono" fo:font-size="15pt" style:font-size-asian="7pt" style:font-size-complex="7pt"/>
    </style:style>
    <style:style style:name="P14" style:family="paragraph">
      <style:text-properties style:font-name="DejaVu Sans Mono" fo:font-size="15pt" style:font-size-asian="15pt" style:font-size-complex="15pt"/>
    </style:style>
    <style:style style:name="P15" style:family="paragraph">
      <loext:graphic-properties draw:fill="none" draw:fill-color="#ffffff"/>
      <style:text-properties style:font-name="DejaVu Sans Mono" fo:font-size="15pt" style:font-size-asian="15pt" style:font-size-complex="15pt"/>
    </style:style>
    <style:style style:name="P16" style:family="paragraph">
      <style:text-properties fo:font-size="9pt" style:font-size-asian="9pt" style:font-size-complex="9pt"/>
    </style:style>
    <style:style style:name="P17" style:family="paragraph">
      <loext:graphic-properties draw:fill="none" draw:fill-color="#ffffff"/>
      <style:text-properties fo:font-size="9pt" style:font-size-asian="9pt" style:font-size-complex="9pt"/>
    </style:style>
    <style:style style:name="P18" style:family="paragraph">
      <style:text-properties fo:font-size="16pt" style:font-size-asian="9pt" style:font-size-complex="9pt"/>
    </style:style>
    <style:style style:name="P19" style:family="paragraph">
      <loext:graphic-properties draw:fill="none" draw:fill-color="#ffffff"/>
      <style:text-properties fo:font-size="16pt" style:font-size-asian="9pt" style:font-size-complex="9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text-align="end"/>
      <style:text-properties fo:font-size="9pt" style:font-size-asian="9pt" style:font-size-complex="9pt"/>
    </style:style>
    <style:style style:name="P22" style:family="paragraph">
      <loext:graphic-properties draw:fill-color="#ffd7d7"/>
      <style:paragraph-properties fo:text-align="end"/>
      <style:text-properties fo:font-size="9pt" style:font-size-asian="9pt" style:font-size-complex="9pt"/>
    </style:style>
    <style:style style:name="P23" style:family="paragraph">
      <loext:graphic-properties draw:fill="none" draw:fill-color="#ffd7d7"/>
      <style:paragraph-properties fo:text-align="center"/>
      <style:text-properties fo:font-size="9pt" style:font-size-asian="9pt" style:font-size-complex="9pt"/>
    </style:style>
    <style:style style:name="P24" style:family="paragraph">
      <style:text-properties style:font-name="FreeMono" fo:font-size="14pt" style:font-size-asian="14pt" style:font-size-complex="14pt"/>
    </style:style>
    <style:style style:name="P25" style:family="paragraph">
      <loext:graphic-properties draw:fill="none" draw:fill-color="#ffffff"/>
      <style:text-properties style:font-name="FreeMono" fo:font-size="14pt" style:font-size-asian="14pt" style:font-size-complex="14pt"/>
    </style:style>
    <style:style style:name="P26" style:family="paragraph">
      <style:text-properties fo:font-size="18pt"/>
    </style:style>
    <style:style style:name="P27" style:family="paragraph">
      <loext:graphic-properties draw:fill-color="#ffd7d7"/>
      <style:paragraph-properties fo:text-align="center"/>
      <style:text-properties fo:font-size="18pt"/>
    </style:style>
    <style:style style:name="P28" style:family="paragraph">
      <loext:graphic-properties draw:fill-color="#ffffff"/>
      <style:paragraph-properties fo:text-align="center"/>
      <style:text-properties fo:font-size="18pt"/>
    </style:style>
    <style:style style:name="P29" style:family="paragraph">
      <loext:graphic-properties draw:fill-color="#dee7e5"/>
      <style:paragraph-properties fo:text-align="center"/>
      <style:text-properties fo:font-size="18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text-align="center"/>
      <style:text-properties fo:font-size="18pt"/>
    </style:style>
    <style:style style:name="P32" style:family="paragraph">
      <loext:graphic-properties draw:fill-color="#dee6ef"/>
      <style:paragraph-properties fo:text-align="center"/>
      <style:text-properties fo:font-size="18pt"/>
    </style:style>
    <style:style style:name="P33" style:family="paragraph">
      <loext:graphic-properties draw:fill="none" draw:fill-color="#ffd7d7"/>
      <style:paragraph-properties fo:text-align="center"/>
      <style:text-properties style:font-name="DejaVu Sans Mono" fo:font-size="14pt" style:font-size-asian="14pt" style:font-size-complex="14pt"/>
    </style:style>
    <style:style style:name="P34" style:family="paragraph">
      <style:text-properties style:font-name="DejaVu Sans Mono" fo:font-size="9pt" style:font-size-asian="14pt" style:font-size-complex="14pt"/>
    </style:style>
    <style:style style:name="P35" style:family="paragraph">
      <loext:graphic-properties draw:fill="none" draw:fill-color="#ffffff"/>
      <style:text-properties style:font-name="DejaVu Sans Mono" fo:font-size="9pt" style:font-size-asian="14pt" style:font-size-complex="14pt"/>
    </style:style>
    <style:style style:name="P36" style:family="paragraph">
      <style:text-properties style:font-name="DejaVu Sans Mono" fo:font-size="7pt" style:font-size-asian="7pt" style:font-size-complex="7pt"/>
    </style:style>
    <style:style style:name="P37" style:family="paragraph">
      <loext:graphic-properties draw:fill="none" draw:fill-color="#ffffff"/>
      <style:text-properties style:font-name="DejaVu Sans Mono" fo:font-size="7pt" style:font-size-asian="7pt" style:font-size-complex="7pt"/>
    </style:style>
    <style:style style:name="P38" style:family="paragraph">
      <style:paragraph-properties fo:margin-left="0cm" fo:margin-right="0cm" fo:margin-top="1.1cm" fo:margin-bottom="1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/>
      <style:text-properties style:font-name="FreeSans" fo:font-size="20pt" style:font-size-asian="7pt" style:font-size-complex="7pt"/>
    </style:style>
    <style:style style:name="P40" style:family="paragraph">
      <style:text-properties style:font-name="DejaVu Sans Mono" fo:font-size="20pt" style:font-size-asian="7pt" style:font-size-complex="7pt"/>
    </style:style>
    <style:style style:name="P41" style:family="paragraph">
      <loext:graphic-properties draw:fill="none" draw:fill-color="#ffffff"/>
      <style:text-properties style:font-name="DejaVu Sans Mono" fo:font-size="20pt" style:font-size-asian="7pt" style:font-size-complex="7pt"/>
    </style:style>
    <style:style style:name="T1" style:family="text">
      <style:text-properties style:font-name="EmojiOne Color" style:font-name-asian="EmojiOne Color" style:font-name-complex="EmojiOne Color"/>
    </style:style>
    <style:style style:name="T2" style:family="text">
      <style:text-properties style:font-name="EmojiOne Color" fo:font-size="15pt" style:font-name-asian="EmojiOne Color" style:font-size-asian="15pt" style:font-name-complex="EmojiOne Color" style:font-size-complex="15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EmojiOne Color" fo:font-size="26pt" style:font-name-asian="EmojiOne Color" style:font-size-asian="26pt" style:font-name-complex="EmojiOne Color" style:font-size-complex="26pt"/>
    </style:style>
    <style:style style:name="T5" style:family="text">
      <style:text-properties style:font-name="FreeMono"/>
    </style:style>
    <style:style style:name="T6" style:family="text">
      <style:text-properties style:font-name="DejaVu Sans Mono" fo:font-size="9pt" style:font-size-asian="14pt" style:font-size-complex="14pt"/>
    </style:style>
    <style:style style:name="T7" style:family="text">
      <style:text-properties style:font-name="DejaVu Sans Mono" fo:font-size="7pt" style:font-size-asian="7pt" style:font-size-complex="7pt"/>
    </style:style>
    <style:style style:name="T8" style:family="text">
      <style:text-properties style:font-name="FreeSans"/>
    </style:style>
    <style:style style:name="T9" style:family="text">
      <style:text-properties style:font-name="FreeSans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Frame: How I Fixed my Focus Proble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9cm" svg:x="1.5cm" svg:y="0.5cm" presentation:class="title" presentation:user-transformed="true">
          <draw:text-box>
            <text:p>Est reading time: 10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9cm" svg:x="1.5cm" svg:y="0.5cm" presentation:class="title" presentation:user-transformed="true">
          <draw:text-box>
            <text:p>I have an idea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9cm" svg:x="1.5cm" svg:y="0.5cm" presentation:class="title" presentation:user-transformed="true">
          <draw:text-box>
            <text:p>I have an idea<text:line-break/>Or a task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9cm" svg:x="1.5cm" svg:y="0.5cm" presentation:class="title" presentation:user-transformed="true">
          <draw:text-box>
            <text:p>I have an idea<text:line-break/>Or a task<text:line-break/>Maybe even a chor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5" draw:layer="layout" svg:width="23cm" svg:height="3.5cm" svg:x="1.5cm" svg:y="0.5cm" presentation:class="title" presentation:user-transformed="true">
          <draw:text-box>
            <text:p>How it looks inside my head</text:p>
          </draw:text-box>
        </draw:frame>
        <draw:custom-shape draw:style-name="gr2" draw:text-style-name="P2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1.5cm" svg:x="1cm" svg:y="5cm">
          <text:p text:style-name="P3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4.388cm" svg:height="0.725cm" svg:x="23cm" svg:y="2.5cm">
          <draw:text-box>
            <text:p text:style-name="P5">My Memory capacity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>Context for the task starts forming</text:p>
          </draw:text-box>
        </draw:frame>
        <draw:custom-shape draw:style-name="gr2" draw:text-style-name="P2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1.5cm" svg:x="1cm" svg:y="5cm">
          <text:p text:style-name="P3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4.388cm" svg:height="0.725cm" svg:x="23cm" svg:y="2.5cm">
          <draw:text-box>
            <text:p text:style-name="P5">My Memory capacity</text:p>
          </draw:text-box>
        </draw:frame>
        <draw:line draw:style-name="gr5" draw:text-style-name="P7" draw:layer="layout" svg:x1="5cm" svg:y1="5cm" svg:x2="6.5cm" svg:y2="5cm">
          <text:p/>
        </draw:line>
        <draw:line draw:style-name="gr5" draw:text-style-name="P7" draw:layer="layout" svg:x1="5cm" svg:y1="5.5cm" svg:x2="7.5cm" svg:y2="5.5cm">
          <text:p/>
        </draw:line>
        <draw:line draw:style-name="gr5" draw:text-style-name="P7" draw:layer="layout" svg:x1="5cm" svg:y1="6cm" svg:x2="7cm" svg:y2="6cm">
          <text:p/>
        </draw:line>
        <draw:line draw:style-name="gr5" draw:text-style-name="P7" draw:layer="layout" svg:x1="5cm" svg:y1="6.5cm" svg:x2="7.5cm" svg:y2="6.5cm">
          <text:p/>
        </draw:line>
        <draw:line draw:style-name="gr5" draw:text-style-name="P7" draw:layer="layout" svg:x1="5cm" svg:y1="7cm" svg:x2="6.5cm" svg:y2="7cm">
          <text:p/>
        </draw:line>
        <draw:line draw:style-name="gr5" draw:text-style-name="P7" draw:layer="layout" svg:x1="5cm" svg:y1="7.5cm" svg:x2="7cm" svg:y2="7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Another task arises. Maybe it’s a subtask, maybe it’s something altogether different.</text:p>
          </draw:text-box>
        </draw:frame>
        <draw:custom-shape draw:style-name="gr2" draw:text-style-name="P2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1.5cm" svg:x="1cm" svg:y="5cm">
          <text:p text:style-name="P3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4.388cm" svg:height="0.725cm" svg:x="23cm" svg:y="2.5cm">
          <draw:text-box>
            <text:p text:style-name="P5">My Memory capacity</text:p>
          </draw:text-box>
        </draw:frame>
        <draw:line draw:style-name="gr5" draw:text-style-name="P7" draw:layer="layout" svg:x1="5cm" svg:y1="5cm" svg:x2="6.5cm" svg:y2="5cm">
          <text:p/>
        </draw:line>
        <draw:line draw:style-name="gr5" draw:text-style-name="P7" draw:layer="layout" svg:x1="5cm" svg:y1="5.5cm" svg:x2="7.5cm" svg:y2="5.5cm">
          <text:p/>
        </draw:line>
        <draw:line draw:style-name="gr5" draw:text-style-name="P7" draw:layer="layout" svg:x1="5cm" svg:y1="6cm" svg:x2="7cm" svg:y2="6cm">
          <text:p/>
        </draw:line>
        <draw:line draw:style-name="gr5" draw:text-style-name="P7" draw:layer="layout" svg:x1="5cm" svg:y1="6.5cm" svg:x2="7.5cm" svg:y2="6.5cm">
          <text:p/>
        </draw:line>
        <draw:line draw:style-name="gr5" draw:text-style-name="P7" draw:layer="layout" svg:x1="5cm" svg:y1="7cm" svg:x2="6.5cm" svg:y2="7cm">
          <text:p/>
        </draw:line>
        <draw:line draw:style-name="gr5" draw:text-style-name="P7" draw:layer="layout" svg:x1="5cm" svg:y1="7.5cm" svg:x2="7cm" svg:y2="7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I start working on the new task...</text:p>
          </draw:text-box>
        </draw:frame>
        <draw:custom-shape draw:style-name="gr2" draw:text-style-name="P2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cm" svg:height="1.5cm" svg:x="1cm" svg:y="5cm">
          <text:p text:style-name="P3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4.388cm" svg:height="0.725cm" svg:x="23cm" svg:y="2.5cm">
          <draw:text-box>
            <text:p text:style-name="P5">My Memory capacity</text:p>
          </draw:text-box>
        </draw:frame>
        <draw:line draw:style-name="gr5" draw:text-style-name="P7" draw:layer="layout" svg:x1="5cm" svg:y1="5cm" svg:x2="6.5cm" svg:y2="5cm">
          <text:p/>
        </draw:line>
        <draw:line draw:style-name="gr5" draw:text-style-name="P7" draw:layer="layout" svg:x1="5cm" svg:y1="5.5cm" svg:x2="7.5cm" svg:y2="5.5cm">
          <text:p/>
        </draw:line>
        <draw:line draw:style-name="gr5" draw:text-style-name="P7" draw:layer="layout" svg:x1="5cm" svg:y1="6cm" svg:x2="7cm" svg:y2="6cm">
          <text:p/>
        </draw:line>
        <draw:line draw:style-name="gr5" draw:text-style-name="P7" draw:layer="layout" svg:x1="5cm" svg:y1="6.5cm" svg:x2="7.5cm" svg:y2="6.5cm">
          <text:p/>
        </draw:line>
        <draw:line draw:style-name="gr5" draw:text-style-name="P7" draw:layer="layout" svg:x1="5cm" svg:y1="7cm" svg:x2="6.5cm" svg:y2="7cm">
          <text:p/>
        </draw:line>
        <draw:line draw:style-name="gr5" draw:text-style-name="P7" draw:layer="layout" svg:x1="5cm" svg:y1="7.5cm" svg:x2="7cm" svg:y2="7.5cm">
          <text:p/>
        </draw:line>
        <draw:custom-shape draw:style-name="gr3" draw:text-style-name="P4" draw:layer="layout" svg:width="3.5cm" svg:height="1.5cm" svg:x="1cm" svg:y="5cm">
          <text:p text:style-name="P3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5cm" svg:y1="5cm" svg:x2="6.5cm" svg:y2="5cm">
          <text:p/>
        </draw:line>
        <draw:line draw:style-name="gr5" draw:text-style-name="P7" draw:layer="layout" svg:x1="5cm" svg:y1="5.5cm" svg:x2="7.5cm" svg:y2="5.5cm">
          <text:p/>
        </draw:line>
        <draw:line draw:style-name="gr5" draw:text-style-name="P7" draw:layer="layout" svg:x1="5cm" svg:y1="6cm" svg:x2="7cm" svg:y2="6cm">
          <text:p/>
        </draw:line>
        <draw:line draw:style-name="gr5" draw:text-style-name="P7" draw:layer="layout" svg:x1="5cm" svg:y1="6.5cm" svg:x2="7.5cm" svg:y2="6.5cm">
          <text:p/>
        </draw:line>
        <draw:line draw:style-name="gr5" draw:text-style-name="P7" draw:layer="layout" svg:x1="5cm" svg:y1="7cm" svg:x2="6.5cm" svg:y2="7cm">
          <text:p/>
        </draw:line>
        <draw:line draw:style-name="gr5" draw:text-style-name="P7" draw:layer="layout" svg:x1="5cm" svg:y1="7.5cm" svg:x2="7cm" svg:y2="7.5cm">
          <text:p/>
        </draw:line>
        <draw:custom-shape draw:style-name="gr7" draw:text-style-name="P2" draw:layer="layout" svg:width="3.5cm" svg:height="1.5cm" svg:x="1.041cm" svg:y="3cm">
          <text:p text:style-name="P3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5cm" svg:y1="3cm" svg:x2="6.5cm" svg:y2="3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And more context forms</text:p>
          </draw:text-box>
        </draw:frame>
        <draw:custom-shape draw:style-name="gr2" draw:text-style-name="P2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cm" svg:height="1.5cm" svg:x="1cm" svg:y="5.5cm">
          <text:p text:style-name="P3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4.388cm" svg:height="0.725cm" svg:x="23cm" svg:y="2.5cm">
          <draw:text-box>
            <text:p text:style-name="P5">My Memory capacity</text:p>
          </draw:text-box>
        </draw:frame>
        <draw:line draw:style-name="gr5" draw:text-style-name="P7" draw:layer="layout" svg:x1="5cm" svg:y1="5.5cm" svg:x2="6.5cm" svg:y2="5.5cm">
          <text:p/>
        </draw:line>
        <draw:line draw:style-name="gr5" draw:text-style-name="P7" draw:layer="layout" svg:x1="5cm" svg:y1="6cm" svg:x2="7.5cm" svg:y2="6cm">
          <text:p/>
        </draw:line>
        <draw:line draw:style-name="gr5" draw:text-style-name="P7" draw:layer="layout" svg:x1="5cm" svg:y1="6.5cm" svg:x2="7cm" svg:y2="6.5cm">
          <text:p/>
        </draw:line>
        <draw:line draw:style-name="gr5" draw:text-style-name="P7" draw:layer="layout" svg:x1="5cm" svg:y1="7cm" svg:x2="7.5cm" svg:y2="7cm">
          <text:p/>
        </draw:line>
        <draw:line draw:style-name="gr5" draw:text-style-name="P7" draw:layer="layout" svg:x1="5cm" svg:y1="7.5cm" svg:x2="6.5cm" svg:y2="7.5cm">
          <text:p/>
        </draw:line>
        <draw:line draw:style-name="gr5" draw:text-style-name="P7" draw:layer="layout" svg:x1="5cm" svg:y1="8cm" svg:x2="7cm" svg:y2="8cm">
          <text:p/>
        </draw:line>
        <draw:custom-shape draw:style-name="gr3" draw:text-style-name="P4" draw:layer="layout" svg:width="3.5cm" svg:height="1.5cm" svg:x="1cm" svg:y="5.5cm">
          <text:p text:style-name="P3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5cm" svg:y1="5.5cm" svg:x2="6.5cm" svg:y2="5.5cm">
          <text:p/>
        </draw:line>
        <draw:line draw:style-name="gr5" draw:text-style-name="P7" draw:layer="layout" svg:x1="5cm" svg:y1="6cm" svg:x2="7.5cm" svg:y2="6cm">
          <text:p/>
        </draw:line>
        <draw:line draw:style-name="gr5" draw:text-style-name="P7" draw:layer="layout" svg:x1="5cm" svg:y1="6.5cm" svg:x2="7cm" svg:y2="6.5cm">
          <text:p/>
        </draw:line>
        <draw:line draw:style-name="gr5" draw:text-style-name="P7" draw:layer="layout" svg:x1="5cm" svg:y1="7cm" svg:x2="7.5cm" svg:y2="7cm">
          <text:p/>
        </draw:line>
        <draw:line draw:style-name="gr5" draw:text-style-name="P7" draw:layer="layout" svg:x1="5cm" svg:y1="7.5cm" svg:x2="6.5cm" svg:y2="7.5cm">
          <text:p/>
        </draw:line>
        <draw:line draw:style-name="gr5" draw:text-style-name="P7" draw:layer="layout" svg:x1="5cm" svg:y1="8cm" svg:x2="7cm" svg:y2="8cm">
          <text:p/>
        </draw:line>
        <draw:custom-shape draw:style-name="gr7" draw:text-style-name="P2" draw:layer="layout" svg:width="3.5cm" svg:height="1.5cm" svg:x="1cm" svg:y="3cm">
          <text:p text:style-name="P3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5.041cm" svg:y1="3.095cm" svg:x2="6.541cm" svg:y2="3.095cm">
          <text:p/>
        </draw:line>
        <draw:line draw:style-name="gr9" draw:text-style-name="P7" draw:layer="layout" svg:x1="5cm" svg:y1="3.5cm" svg:x2="6cm" svg:y2="3.5cm">
          <text:p/>
        </draw:line>
        <draw:line draw:style-name="gr9" draw:text-style-name="P7" draw:layer="layout" svg:x1="5cm" svg:y1="4cm" svg:x2="7.5cm" svg:y2="4cm">
          <text:p/>
        </draw:line>
        <draw:line draw:style-name="gr9" draw:text-style-name="P7" draw:layer="layout" svg:x1="5cm" svg:y1="4.5cm" svg:x2="6.5cm" svg:y2="4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And with more work...</text:p>
          </draw:text-box>
        </draw:frame>
        <draw:custom-shape draw:style-name="gr2" draw:text-style-name="P2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cm" svg:height="1.5cm" svg:x="1cm" svg:y="6cm">
          <text:p text:style-name="P3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4.388cm" svg:height="0.725cm" svg:x="23cm" svg:y="2.5cm">
          <draw:text-box>
            <text:p text:style-name="P5">My Memory capacity</text:p>
          </draw:text-box>
        </draw:frame>
        <draw:line draw:style-name="gr5" draw:text-style-name="P7" draw:layer="layout" svg:x1="5cm" svg:y1="6cm" svg:x2="6.5cm" svg:y2="6cm">
          <text:p/>
        </draw:line>
        <draw:line draw:style-name="gr5" draw:text-style-name="P7" draw:layer="layout" svg:x1="5cm" svg:y1="6.5cm" svg:x2="7.5cm" svg:y2="6.5cm">
          <text:p/>
        </draw:line>
        <draw:line draw:style-name="gr5" draw:text-style-name="P7" draw:layer="layout" svg:x1="5cm" svg:y1="7cm" svg:x2="7cm" svg:y2="7cm">
          <text:p/>
        </draw:line>
        <draw:line draw:style-name="gr5" draw:text-style-name="P7" draw:layer="layout" svg:x1="5cm" svg:y1="7.5cm" svg:x2="7.5cm" svg:y2="7.5cm">
          <text:p/>
        </draw:line>
        <draw:custom-shape draw:style-name="gr3" draw:text-style-name="P4" draw:layer="layout" svg:width="3.5cm" svg:height="1.5cm" svg:x="1cm" svg:y="6cm">
          <text:p text:style-name="P3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5cm" svg:y1="6cm" svg:x2="6.5cm" svg:y2="6cm">
          <text:p/>
        </draw:line>
        <draw:line draw:style-name="gr5" draw:text-style-name="P7" draw:layer="layout" svg:x1="5cm" svg:y1="6.5cm" svg:x2="7.5cm" svg:y2="6.5cm">
          <text:p/>
        </draw:line>
        <draw:line draw:style-name="gr5" draw:text-style-name="P7" draw:layer="layout" svg:x1="5cm" svg:y1="7cm" svg:x2="7cm" svg:y2="7cm">
          <text:p/>
        </draw:line>
        <draw:line draw:style-name="gr5" draw:text-style-name="P7" draw:layer="layout" svg:x1="5cm" svg:y1="7.5cm" svg:x2="7.5cm" svg:y2="7.5cm">
          <text:p/>
        </draw:line>
        <draw:custom-shape draw:style-name="gr7" draw:text-style-name="P2" draw:layer="layout" svg:width="3.5cm" svg:height="1.5cm" svg:x="1cm" svg:y="3cm">
          <text:p text:style-name="P3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5cm" svg:y1="3.5cm" svg:x2="6cm" svg:y2="3.5cm">
          <text:p/>
        </draw:line>
        <draw:line draw:style-name="gr9" draw:text-style-name="P7" draw:layer="layout" svg:x1="5cm" svg:y1="4cm" svg:x2="7.5cm" svg:y2="4cm">
          <text:p/>
        </draw:line>
        <draw:line draw:style-name="gr9" draw:text-style-name="P7" draw:layer="layout" svg:x1="5cm" svg:y1="4.5cm" svg:x2="6.5cm" svg:y2="4.5cm">
          <text:p/>
        </draw:line>
        <draw:line draw:style-name="gr9" draw:text-style-name="P7" draw:layer="layout" svg:x1="5cm" svg:y1="3cm" svg:x2="6.5cm" svg:y2="3cm">
          <text:p/>
        </draw:line>
        <draw:line draw:style-name="gr9" draw:text-style-name="P7" draw:layer="layout" svg:x1="5cm" svg:y1="5cm" svg:x2="7cm" svg:y2="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Even more context forms...</text:p>
          </draw:text-box>
        </draw:frame>
        <draw:custom-shape draw:style-name="gr2" draw:text-style-name="P2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cm" svg:height="1.5cm" svg:x="1cm" svg:y="7cm">
          <text:p text:style-name="P3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4.388cm" svg:height="0.725cm" svg:x="23cm" svg:y="2.5cm">
          <draw:text-box>
            <text:p text:style-name="P5">My Memory capacity</text:p>
          </draw:text-box>
        </draw:frame>
        <draw:line draw:style-name="gr5" draw:text-style-name="P7" draw:layer="layout" svg:x1="5cm" svg:y1="7cm" svg:x2="6.5cm" svg:y2="7cm">
          <text:p/>
        </draw:line>
        <draw:line draw:style-name="gr5" draw:text-style-name="P7" draw:layer="layout" svg:x1="5cm" svg:y1="7.5cm" svg:x2="7.5cm" svg:y2="7.5cm">
          <text:p/>
        </draw:line>
        <draw:line draw:style-name="gr5" draw:text-style-name="P7" draw:layer="layout" svg:x1="5cm" svg:y1="8cm" svg:x2="7cm" svg:y2="8cm">
          <text:p/>
        </draw:line>
        <draw:custom-shape draw:style-name="gr3" draw:text-style-name="P4" draw:layer="layout" svg:width="3.5cm" svg:height="1.5cm" svg:x="1cm" svg:y="7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5cm" svg:y1="7cm" svg:x2="6.5cm" svg:y2="7cm">
          <text:p/>
        </draw:line>
        <draw:line draw:style-name="gr5" draw:text-style-name="P7" draw:layer="layout" svg:x1="5cm" svg:y1="7.5cm" svg:x2="7.5cm" svg:y2="7.5cm">
          <text:p/>
        </draw:line>
        <draw:line draw:style-name="gr5" draw:text-style-name="P7" draw:layer="layout" svg:x1="5cm" svg:y1="8cm" svg:x2="7cm" svg:y2="8cm">
          <text:p/>
        </draw:line>
        <draw:custom-shape draw:style-name="gr10" draw:text-style-name="P8" draw:layer="layout" svg:width="3.5cm" svg:height="1.5cm" svg:x="1cm" svg:y="3cm">
          <text:p text:style-name="P3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5cm" svg:y1="3.5cm" svg:x2="6cm" svg:y2="3.5cm">
          <text:p/>
        </draw:line>
        <draw:line draw:style-name="gr9" draw:text-style-name="P7" draw:layer="layout" svg:x1="5cm" svg:y1="4cm" svg:x2="7.5cm" svg:y2="4cm">
          <text:p/>
        </draw:line>
        <draw:line draw:style-name="gr9" draw:text-style-name="P7" draw:layer="layout" svg:x1="5cm" svg:y1="4.5cm" svg:x2="6.5cm" svg:y2="4.5cm">
          <text:p/>
        </draw:line>
        <draw:line draw:style-name="gr9" draw:text-style-name="P7" draw:layer="layout" svg:x1="5cm" svg:y1="3cm" svg:x2="6.5cm" svg:y2="3cm">
          <text:p/>
        </draw:line>
        <draw:line draw:style-name="gr9" draw:text-style-name="P7" draw:layer="layout" svg:x1="5cm" svg:y1="5cm" svg:x2="7cm" svg:y2="5cm">
          <text:p/>
        </draw:line>
        <draw:line draw:style-name="gr9" draw:text-style-name="P7" draw:layer="layout" svg:x1="5cm" svg:y1="5.5cm" svg:x2="6.5cm" svg:y2="5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Pretty soon, all I remember of the old task the name, and maybe one or two items of context.</text:p>
          </draw:text-box>
        </draw:frame>
        <draw:custom-shape draw:style-name="gr2" draw:text-style-name="P2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cm" svg:height="1.5cm" svg:x="1cm" svg:y="8cm">
          <text:p text:style-name="P3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4.388cm" svg:height="0.725cm" svg:x="23cm" svg:y="2.5cm">
          <draw:text-box>
            <text:p text:style-name="P5">My Memory capacity</text:p>
          </draw:text-box>
        </draw:frame>
        <draw:line draw:style-name="gr5" draw:text-style-name="P7" draw:layer="layout" svg:x1="5cm" svg:y1="8cm" svg:x2="6.5cm" svg:y2="8cm">
          <text:p/>
        </draw:line>
        <draw:custom-shape draw:style-name="gr3" draw:text-style-name="P4" draw:layer="layout" svg:width="3.5cm" svg:height="1.5cm" svg:x="1cm" svg:y="8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5cm" svg:y1="8cm" svg:x2="6.5cm" svg:y2="8cm">
          <text:p/>
        </draw:line>
        <draw:custom-shape draw:style-name="gr10" draw:text-style-name="P8" draw:layer="layout" svg:width="3.5cm" svg:height="1.5cm" svg:x="1cm" svg:y="3cm">
          <text:p text:style-name="P3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5cm" svg:y1="3.5cm" svg:x2="6cm" svg:y2="3.5cm">
          <text:p/>
        </draw:line>
        <draw:line draw:style-name="gr9" draw:text-style-name="P7" draw:layer="layout" svg:x1="5cm" svg:y1="4cm" svg:x2="7.5cm" svg:y2="4cm">
          <text:p/>
        </draw:line>
        <draw:line draw:style-name="gr9" draw:text-style-name="P7" draw:layer="layout" svg:x1="5cm" svg:y1="4.5cm" svg:x2="6.5cm" svg:y2="4.468cm">
          <text:p/>
        </draw:line>
        <draw:line draw:style-name="gr9" draw:text-style-name="P7" draw:layer="layout" svg:x1="5cm" svg:y1="3cm" svg:x2="6.5cm" svg:y2="3cm">
          <text:p/>
        </draw:line>
        <draw:line draw:style-name="gr9" draw:text-style-name="P7" draw:layer="layout" svg:x1="5cm" svg:y1="5cm" svg:x2="7cm" svg:y2="5cm">
          <text:p/>
        </draw:line>
        <draw:line draw:style-name="gr9" draw:text-style-name="P7" draw:layer="layout" svg:x1="5cm" svg:y1="5.5cm" svg:x2="6.5cm" svg:y2="5.5cm">
          <text:p/>
        </draw:line>
        <draw:line draw:style-name="gr11" draw:text-style-name="P9" draw:layer="layout" svg:x1="5cm" svg:y1="6cm" svg:x2="6.5cm" svg:y2="6cm">
          <text:p/>
        </draw:line>
        <draw:line draw:style-name="gr11" draw:text-style-name="P9" draw:layer="layout" svg:x1="5cm" svg:y1="6.5cm" svg:x2="7.5cm" svg:y2="6.5cm">
          <text:p/>
        </draw:line>
        <draw:line draw:style-name="gr11" draw:text-style-name="P9" draw:layer="layout" svg:x1="5cm" svg:y1="7cm" svg:x2="6cm" svg:y2="6.979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This is a problem when I complete my current task</text:p>
          </draw:text-box>
        </draw:frame>
        <draw:custom-shape draw:style-name="gr2" draw:text-style-name="P2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cm" svg:height="1.5cm" svg:x="1cm" svg:y="8cm">
          <text:p text:style-name="P3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4.388cm" svg:height="0.725cm" svg:x="23cm" svg:y="2.5cm">
          <draw:text-box>
            <text:p text:style-name="P5">My Memory capacity</text:p>
          </draw:text-box>
        </draw:frame>
        <draw:line draw:style-name="gr5" draw:text-style-name="P7" draw:layer="layout" svg:x1="5cm" svg:y1="8cm" svg:x2="6.5cm" svg:y2="8cm">
          <text:p/>
        </draw:line>
        <draw:custom-shape draw:style-name="gr3" draw:text-style-name="P4" draw:layer="layout" svg:width="3.5cm" svg:height="1.5cm" svg:x="1cm" svg:y="8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5cm" svg:y1="8cm" svg:x2="6.5cm" svg:y2="8cm">
          <text:p/>
        </draw:line>
        <draw:custom-shape draw:style-name="gr10" draw:text-style-name="P8" draw:layer="layout" svg:width="3.5cm" svg:height="1.5cm" svg:x="1cm" svg:y="3cm">
          <text:p text:style-name="P3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5cm" svg:y1="3.5cm" svg:x2="6cm" svg:y2="3.5cm">
          <text:p/>
        </draw:line>
        <draw:line draw:style-name="gr9" draw:text-style-name="P7" draw:layer="layout" svg:x1="5cm" svg:y1="4cm" svg:x2="7.5cm" svg:y2="4cm">
          <text:p/>
        </draw:line>
        <draw:line draw:style-name="gr9" draw:text-style-name="P7" draw:layer="layout" svg:x1="5cm" svg:y1="4.5cm" svg:x2="6.5cm" svg:y2="4.5cm">
          <text:p/>
        </draw:line>
        <draw:line draw:style-name="gr9" draw:text-style-name="P7" draw:layer="layout" svg:x1="5cm" svg:y1="3cm" svg:x2="6.5cm" svg:y2="3cm">
          <text:p/>
        </draw:line>
        <draw:line draw:style-name="gr9" draw:text-style-name="P7" draw:layer="layout" svg:x1="5cm" svg:y1="5cm" svg:x2="7cm" svg:y2="5cm">
          <text:p/>
        </draw:line>
        <draw:line draw:style-name="gr9" draw:text-style-name="P7" draw:layer="layout" svg:x1="5cm" svg:y1="5.5cm" svg:x2="6.5cm" svg:y2="5.5cm">
          <text:p/>
        </draw:line>
        <draw:line draw:style-name="gr11" draw:text-style-name="P9" draw:layer="layout" svg:x1="5cm" svg:y1="6cm" svg:x2="6.5cm" svg:y2="6cm">
          <text:p/>
        </draw:line>
        <draw:line draw:style-name="gr11" draw:text-style-name="P9" draw:layer="layout" svg:x1="5cm" svg:y1="6.5cm" svg:x2="7.5cm" svg:y2="6.5cm">
          <text:p/>
        </draw:line>
        <draw:line draw:style-name="gr11" draw:text-style-name="P9" draw:layer="layout" svg:x1="5cm" svg:y1="7cm" svg:x2="6cm" svg:y2="7cm">
          <text:p/>
        </draw:line>
        <draw:line draw:style-name="gr12" draw:text-style-name="P9" draw:layer="layout" svg:x1="1cm" svg:y1="3cm" svg:x2="7cm" svg:y2="7cm">
          <text:p/>
        </draw:line>
        <draw:line draw:style-name="gr12" draw:text-style-name="P9" draw:layer="layout" svg:x1="1cm" svg:y1="7cm" svg:x2="7cm" svg:y2="3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And need to resume my previous task</text:p>
          </draw:text-box>
        </draw:frame>
        <draw:custom-shape draw:style-name="gr2" draw:text-style-name="P2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cm" svg:height="1.5cm" svg:x="1cm" svg:y="4cm">
          <text:p text:style-name="P3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4.388cm" svg:height="0.725cm" svg:x="23cm" svg:y="2.5cm">
          <draw:text-box>
            <text:p text:style-name="P5">My Memory capacity</text:p>
          </draw:text-box>
        </draw:frame>
        <draw:custom-shape draw:style-name="gr3" draw:text-style-name="P4" draw:layer="layout" svg:width="3.5cm" svg:height="1.5cm" svg:x="1cm" svg:y="4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5cm" svg:y1="4cm" svg:x2="6.5cm" svg:y2="4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My context is mostly gone. Sure, I can get it back with effort. Maybe a lot of effort.</text:p>
          </draw:text-box>
        </draw:frame>
        <draw:custom-shape draw:style-name="gr2" draw:text-style-name="P2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cm" svg:height="1.5cm" svg:x="1cm" svg:y="4cm">
          <text:p text:style-name="P3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4.388cm" svg:height="0.725cm" svg:x="23cm" svg:y="2.5cm">
          <draw:text-box>
            <text:p text:style-name="P5">My Memory capacity</text:p>
          </draw:text-box>
        </draw:frame>
        <draw:custom-shape draw:style-name="gr3" draw:text-style-name="P4" draw:layer="layout" svg:width="3.5cm" svg:height="1.5cm" svg:x="1cm" svg:y="4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5cm" svg:y1="4cm" svg:x2="6.5cm" svg:y2="4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I usually don’t</text:p>
          </draw:text-box>
        </draw:frame>
        <draw:custom-shape draw:style-name="gr2" draw:text-style-name="P2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cm" svg:height="1.5cm" svg:x="1cm" svg:y="4cm">
          <text:p text:style-name="P3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4.388cm" svg:height="0.725cm" svg:x="23cm" svg:y="2.5cm">
          <draw:text-box>
            <text:p text:style-name="P5">My Memory capacity</text:p>
          </draw:text-box>
        </draw:frame>
        <draw:custom-shape draw:style-name="gr3" draw:text-style-name="P4" draw:layer="layout" svg:width="3.5cm" svg:height="1.5cm" svg:x="1cm" svg:y="4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5cm" svg:y1="4cm" svg:x2="6.5cm" svg:y2="4cm">
          <text:p/>
        </draw:line>
        <draw:frame draw:style-name="gr4" draw:text-style-name="P11" draw:layer="layout" svg:width="1.12cm" svg:height="0.831cm" svg:x="4.979cm" svg:y="4.212cm">
          <draw:text-box>
            <text:p text:style-name="P10"><text:span text:style-name="T1">🎮</text:span></text:p>
          </draw:text-box>
        </draw:frame>
        <draw:frame draw:style-name="gr4" draw:text-style-name="P13" draw:layer="layout" svg:width="1.162cm" svg:height="0.865cm" svg:x="5cm" svg:y="6.793cm">
          <draw:text-box>
            <text:p text:style-name="P12"><text:span text:style-name="T1">📱</text:span></text:p>
          </draw:text-box>
        </draw:frame>
        <draw:frame draw:style-name="gr4" draw:text-style-name="P15" draw:layer="layout" svg:width="1.162cm" svg:height="0.865cm" svg:x="5cm" svg:y="5.928cm">
          <draw:text-box>
            <text:p text:style-name="P14"><text:span text:style-name="T2">🍔</text:span></text:p>
          </draw:text-box>
        </draw:frame>
        <draw:frame draw:style-name="gr4" draw:text-style-name="P15" draw:layer="layout" svg:width="1.162cm" svg:height="0.865cm" svg:x="5cm" svg:y="5cm">
          <draw:text-box>
            <text:p text:style-name="P14"><text:span text:style-name="T2">📺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A smart person would have recorded context on the task they were working on.</text:p>
          </draw:text-box>
        </draw:frame>
        <draw:custom-shape draw:style-name="gr2" draw:text-style-name="P2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cm" svg:height="1.5cm" svg:x="1cm" svg:y="4cm">
          <text:p text:style-name="P3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4.388cm" svg:height="0.725cm" svg:x="23cm" svg:y="2.5cm">
          <draw:text-box>
            <text:p text:style-name="P5">My Memory capacity</text:p>
          </draw:text-box>
        </draw:frame>
        <draw:custom-shape draw:style-name="gr3" draw:text-style-name="P4" draw:layer="layout" svg:width="3.5cm" svg:height="1.5cm" svg:x="1cm" svg:y="4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5cm" svg:y1="4cm" svg:x2="6.5cm" svg:y2="4cm">
          <text:p/>
        </draw:line>
        <draw:frame draw:style-name="gr13" draw:text-style-name="P17" draw:layer="layout" svg:width="2.835cm" svg:height="0.607cm" svg:x="4.665cm" svg:y="4.393cm">
          <draw:text-box>
            <text:p text:style-name="P16">Jira ticket #4512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But, too much friction in using these systems.</text:p>
          </draw:text-box>
        </draw:frame>
        <draw:custom-shape draw:style-name="gr2" draw:text-style-name="P2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cm" svg:height="1.5cm" svg:x="1cm" svg:y="4cm">
          <text:p text:style-name="P3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4.388cm" svg:height="0.725cm" svg:x="23cm" svg:y="2.5cm">
          <draw:text-box>
            <text:p text:style-name="P5">My Memory capacity</text:p>
          </draw:text-box>
        </draw:frame>
        <draw:custom-shape draw:style-name="gr3" draw:text-style-name="P4" draw:layer="layout" svg:width="3.5cm" svg:height="1.5cm" svg:x="1cm" svg:y="4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5cm" svg:y1="4cm" svg:x2="6.5cm" svg:y2="4cm">
          <text:p/>
        </draw:line>
        <draw:frame draw:style-name="gr13" draw:text-style-name="P17" draw:layer="layout" svg:width="2.835cm" svg:height="0.607cm" svg:x="4.665cm" svg:y="4.393cm">
          <draw:text-box>
            <text:p text:style-name="P16">Jira ticket #4512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Pen and paper works a little better...</text:p>
          </draw:text-box>
        </draw:frame>
        <draw:custom-shape draw:style-name="gr2" draw:text-style-name="P2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cm" svg:height="1.5cm" svg:x="1cm" svg:y="4cm">
          <text:p text:style-name="P3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4.388cm" svg:height="0.725cm" svg:x="23cm" svg:y="2.5cm">
          <draw:text-box>
            <text:p text:style-name="P5">My Memory capacity</text:p>
          </draw:text-box>
        </draw:frame>
        <draw:custom-shape draw:style-name="gr3" draw:text-style-name="P4" draw:layer="layout" svg:width="3.5cm" svg:height="1.5cm" svg:x="1cm" svg:y="4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5cm" svg:y1="4cm" svg:x2="6.5cm" svg:y2="4cm">
          <text:p/>
        </draw:line>
        <draw:frame draw:style-name="gr4" draw:text-style-name="P19" draw:layer="layout" svg:width="1.205cm" svg:height="0.903cm" svg:x="5cm" svg:y="4.376cm">
          <draw:text-box>
            <text:p text:style-name="P18"><text:span text:style-name="T1">📒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But neither searchable ...</text:p>
          </draw:text-box>
        </draw:frame>
        <draw:custom-shape draw:style-name="gr14" draw:text-style-name="P2" draw:layer="layout" svg:width="27cm" svg:height="1.5cm" svg:x="0.5cm" svg:y="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388cm" svg:height="0.725cm" svg:x="23.112cm" svg:y="5cm">
          <draw:text-box>
            <text:p text:style-name="P5">My Memory capacity</text:p>
          </draw:text-box>
        </draw:frame>
        <draw:custom-shape draw:style-name="gr15" draw:text-style-name="P4" draw:layer="layout" svg:width="1cm" svg:height="0.5cm" svg:x="1cm" svg:y="5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1cm" svg:height="0.5cm" svg:x="1cm" svg:y="4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1cm" svg:height="0.5cm" svg:x="1cm" svg:y="3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1cm" svg:height="0.5cm" svg:x="1cm" svg:y="6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1cm" svg:height="0.5cm" svg:x="1cm" svg:y="7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1cm" svg:height="0.5cm" svg:x="1cm" svg:y="8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1cm" svg:height="0.5cm" svg:x="1cm" svg:y="9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1cm" svg:height="0.5cm" svg:x="1cm" svg:y="10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1cm" svg:height="0.5cm" svg:x="1cm" svg:y="11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1cm" svg:height="0.5cm" svg:x="1cm" svg:y="12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2.839cm" svg:height="0.725cm" svg:x="23.112cm" svg:y="3.5cm">
          <draw:text-box>
            <text:p text:style-name="P5">Future tasks</text:p>
          </draw:text-box>
        </draw:frame>
        <draw:frame draw:style-name="gr4" draw:text-style-name="P6" draw:layer="layout" svg:width="2.174cm" svg:height="0.725cm" svg:x="23.112cm" svg:y="6.775cm">
          <draw:text-box>
            <text:p text:style-name="P5">My task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Nor scalable</text:p>
          </draw:text-box>
        </draw:frame>
        <draw:custom-shape draw:style-name="gr17" draw:text-style-name="P2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388cm" svg:height="0.725cm" svg:x="23.112cm" svg:y="5.725cm">
          <draw:text-box>
            <text:p text:style-name="P5">My Memory capacity</text:p>
          </draw:text-box>
        </draw:frame>
        <draw:custom-shape draw:style-name="gr18" draw:text-style-name="P20" draw:layer="layout" svg:width="0.5cm" svg:height="0.269cm" svg:x="1cm" svg:y="3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4.03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4.5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7cm" svg:x="1cm" svg:y="5.11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5.65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6.1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6.7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.001cm" svg:y="3.52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.001cm" svg:y="4.06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.001cm" svg:y="4.602cm">
          <text:p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0" draw:layer="layout" svg:width="0.5cm" svg:height="0.27cm" svg:x="1.001cm" svg:y="5.1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.001cm" svg:y="5.67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5cm" svg:height="0.269cm" svg:x="1.001cm" svg:y="6.21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.001cm" svg:y="6.75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7.47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8.01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8.552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7cm" svg:x="0.999cm" svg:y="9.0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9.62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10.16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10.70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7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8.03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8.577cm">
          <text:p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0" draw:layer="layout" svg:width="0.5cm" svg:height="0.27cm" svg:x="1cm" svg:y="9.11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9.65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0.1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0.7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1.47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2.01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2.552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7cm" svg:x="1cm" svg:y="13.0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3.62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4.16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4.70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.001cm" svg:y="11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.001cm" svg:y="12.03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.001cm" svg:y="12.577cm">
          <text:p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0" draw:layer="layout" svg:width="0.5cm" svg:height="0.27cm" svg:x="1.001cm" svg:y="13.11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.001cm" svg:y="13.65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.001cm" svg:y="14.1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.001cm" svg:y="14.7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Treating tasks like a stack works for me.<text:line-break/>I only work on the task at the top of the stack</text:p>
          </draw:text-box>
        </draw:frame>
        <draw:custom-shape draw:style-name="gr17" draw:text-style-name="P2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388cm" svg:height="0.725cm" svg:x="23.112cm" svg:y="5.725cm">
          <draw:text-box>
            <text:p text:style-name="P5">My Memory capacity</text:p>
          </draw:text-box>
        </draw:frame>
        <draw:custom-shape draw:style-name="gr20" draw:text-style-name="P22" draw:layer="layout" svg:width="1.5cm" svg:height="8.5cm" svg:x="0.5cm" svg:y="6.1cm">
          <text:p text:style-name="P21">Stack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cm" svg:height="0.269cm" svg:x="1cm" svg:y="6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6.6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7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7.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7cm" svg:x="0.999cm" svg:y="8.30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8.84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9.38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9.92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0.6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1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1.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7cm" svg:x="1cm" svg:y="12.30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2.84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3.38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3.92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When I start a new task, it is PUSHED<text:line-break/>onto my stack, and becomes<text:line-break/>my CURRENT task.</text:p>
          </draw:text-box>
        </draw:frame>
        <draw:custom-shape draw:style-name="gr17" draw:text-style-name="P2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388cm" svg:height="0.725cm" svg:x="23.112cm" svg:y="5.725cm">
          <draw:text-box>
            <text:p text:style-name="P5">My Memory capacity</text:p>
          </draw:text-box>
        </draw:frame>
        <draw:custom-shape draw:style-name="gr21" draw:text-style-name="P8" draw:layer="layout" svg:width="0.5cm" svg:height="0.269cm" svg:x="2cm" svg:y="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3" draw:layer="layout" svg:x1="2cm" svg:y1="4.5cm" svg:x2="1.5cm" svg:y2="5.5cm">
          <text:p/>
        </draw:line>
        <draw:custom-shape draw:style-name="gr20" draw:text-style-name="P22" draw:layer="layout" svg:width="1.5cm" svg:height="8.5cm" svg:x="0.5cm" svg:y="6cm">
          <text:p text:style-name="P21">Stack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cm" svg:height="0.269cm" svg:x="1cm" svg:y="6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6.6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7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7.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7cm" svg:x="0.999cm" svg:y="8.30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8.84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9.38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9.92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0.6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1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1.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7cm" svg:x="1cm" svg:y="12.30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2.84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3.38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3.92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When I start a new task, it is PUSHED<text:line-break/>onto my stack, and becomes<text:line-break/>my CURRENT task.</text:p>
          </draw:text-box>
        </draw:frame>
        <draw:custom-shape draw:style-name="gr17" draw:text-style-name="P2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388cm" svg:height="0.725cm" svg:x="23.112cm" svg:y="5.725cm">
          <draw:text-box>
            <text:p text:style-name="P5">My Memory capacity</text:p>
          </draw:text-box>
        </draw:frame>
        <draw:custom-shape draw:style-name="gr23" draw:text-style-name="P22" draw:layer="layout" svg:width="1.5cm" svg:height="9.5cm" svg:x="0.5cm" svg:y="6cm">
          <text:p text:style-name="P21">Sta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0.5cm" svg:height="0.269cm" svg:x="1cm" svg:y="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7.47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8.01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8.552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7cm" svg:x="1cm" svg:y="9.0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9.62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0.16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0.70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.001cm" svg:y="11.47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.001cm" svg:y="12.01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.001cm" svg:y="12.552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7cm" svg:x="1.001cm" svg:y="13.0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.001cm" svg:y="13.62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.001cm" svg:y="14.16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.001cm" svg:y="14.70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5cm" svg:height="0.269cm" svg:x="1cm" svg:y="6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When I finish a task, it is POPPED and discarded.<text:line-break/>I resume working on the current top-of-stack task</text:p>
          </draw:text-box>
        </draw:frame>
        <draw:custom-shape draw:style-name="gr17" draw:text-style-name="P2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388cm" svg:height="0.725cm" svg:x="23.112cm" svg:y="5.725cm">
          <draw:text-box>
            <text:p text:style-name="P5">My Memory capacity</text:p>
          </draw:text-box>
        </draw:frame>
        <draw:custom-shape draw:style-name="gr20" draw:text-style-name="P22" draw:layer="layout" svg:width="1.5cm" svg:height="8.5cm" svg:x="0.5cm" svg:y="6cm">
          <text:p text:style-name="P21">Stack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cm" svg:height="0.269cm" svg:x="1cm" svg:y="6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6.6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7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7.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7cm" svg:x="0.999cm" svg:y="8.30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8.84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9.38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9.92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0.6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1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1.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7cm" svg:x="1cm" svg:y="12.30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2.84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3.38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3.92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5cm" svg:height="0.269cm" svg:x="3.5cm" svg:y="6.7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7" draw:layer="layout" svg:width="1.988cm" svg:height="1.318cm" svg:x="5.5cm" svg:y="8cm">
          <draw:text-box>
            <text:p text:style-name="P16"><text:s/><text:span text:style-name="T3"><text:s/></text:span><text:span text:style-name="T4">🚮</text:span></text:p>
          </draw:text-box>
        </draw:frame>
        <draw:line draw:style-name="gr24" draw:text-style-name="P23" draw:layer="layout" svg:x1="4cm" svg:y1="7cm" svg:x2="6cm" svg:y2="8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Frame supports this serial way of working<text:line-break/>(Parallel too, but that’s in a later slide)</text:p>
          </draw:text-box>
        </draw:frame>
        <draw:custom-shape draw:style-name="gr17" draw:text-style-name="P2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388cm" svg:height="0.725cm" svg:x="23.112cm" svg:y="5.725cm">
          <draw:text-box>
            <text:p text:style-name="P5">My Memory capacity</text:p>
          </draw:text-box>
        </draw:frame>
        <draw:custom-shape draw:style-name="gr23" draw:text-style-name="P22" draw:layer="layout" svg:width="1.5cm" svg:height="9.5cm" svg:x="0.5cm" svg:y="6cm">
          <text:p text:style-name="P21">Stack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cm" svg:height="0.269cm" svg:x="1cm" svg:y="6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6.6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7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7.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7cm" svg:x="0.999cm" svg:y="8.30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8.84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9.38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0.999cm" svg:y="9.92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0.6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1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1.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7cm" svg:x="1cm" svg:y="12.30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2.84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3.38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5cm" svg:height="0.269cm" svg:x="1cm" svg:y="13.92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5" draw:layer="layout" svg:width="3.762cm" svg:height="0.746cm" svg:x="1.5cm" svg:y="3.5cm">
          <draw:text-box>
            <text:p text:style-name="P24"><text:span text:style-name="T5">frame push </text:span></text:p>
          </draw:text-box>
        </draw:frame>
        <draw:custom-shape draw:style-name="gr21" draw:text-style-name="P8" draw:layer="layout" svg:width="0.5cm" svg:height="0.269cm" svg:x="5cm" svg:y="3.7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Tasks are PUSHED, with a context ...</text:p>
          </draw:text-box>
        </draw:frame>
        <draw:custom-shape draw:style-name="gr17" draw:text-style-name="P2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388cm" svg:height="0.725cm" svg:x="23.112cm" svg:y="5.725cm">
          <draw:text-box>
            <text:p text:style-name="P5">My Memory capacity</text:p>
          </draw:text-box>
        </draw:frame>
        <draw:custom-shape draw:style-name="gr23" draw:text-style-name="P22" draw:layer="layout" svg:width="1.5cm" svg:height="9.5cm" svg:x="0.5cm" svg:y="6cm">
          <text:p text:style-name="P21">Stack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0.5cm" svg:height="0.269cm" svg:x="1cm" svg:y="7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cm" svg:y="7.47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cm" svg:y="8.013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cm" svg:y="8.552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7cm" svg:x="1cm" svg:y="9.09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cm" svg:y="9.629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cm" svg:y="10.168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cm" svg:y="10.706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.001cm" svg:y="11.47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.001cm" svg:y="12.013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.001cm" svg:y="12.552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7cm" svg:x="1.001cm" svg:y="13.09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.001cm" svg:y="13.629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.001cm" svg:y="14.168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.001cm" svg:y="14.706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5cm" svg:height="0.269cm" svg:x="1cm" svg:y="6.2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4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The context is stored with the task, viewable with a STATUS command.</text:p>
          </draw:text-box>
        </draw:frame>
        <draw:custom-shape draw:style-name="gr25" draw:text-style-name="P2" draw:layer="layout" svg:width="27cm" svg:height="2.5cm" svg:x="0.5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2" draw:layer="layout" svg:width="3.5cm" svg:height="1.5cm" svg:x="1cm" svg:y="10cm">
          <text:p text:style-name="P31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4.388cm" svg:height="0.725cm" svg:x="23cm" svg:y="6.5cm">
          <draw:text-box>
            <text:p text:style-name="P5">My Memory capacity</text:p>
          </draw:text-box>
        </draw:frame>
        <draw:custom-shape draw:style-name="gr3" draw:text-style-name="P27" draw:layer="layout" svg:width="3.5cm" svg:height="1.5cm" svg:x="1cm" svg:y="10cm">
          <text:p text:style-name="P31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3.5cm" svg:height="1.5cm" svg:x="1.041cm" svg:y="7cm">
          <text:p text:style-name="P31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5cm" svg:y1="7.5cm" svg:x2="6.5cm" svg:y2="7.5cm">
          <text:p/>
        </draw:line>
        <draw:line draw:style-name="gr11" draw:text-style-name="P9" draw:layer="layout" svg:x1="5cm" svg:y1="8.021cm" svg:x2="6.5cm" svg:y2="8cm">
          <text:p/>
        </draw:line>
        <draw:line draw:style-name="gr9" draw:text-style-name="P7" draw:layer="layout" svg:x1="5cm" svg:y1="7.032cm" svg:x2="7cm" svg:y2="7cm">
          <text:p/>
        </draw:line>
        <draw:frame draw:style-name="gr4" draw:text-style-name="P25" draw:layer="layout" svg:width="4.354cm" svg:height="0.746cm" svg:x="1.5cm" svg:y="3.5cm">
          <draw:text-box>
            <text:p text:style-name="P24"><text:span text:style-name="T5">frame status </text:span></text:p>
          </draw:text-box>
        </draw:frame>
        <draw:line draw:style-name="gr11" draw:text-style-name="P9" draw:layer="layout" svg:x1="5cm" svg:y1="8.5cm" svg:x2="7cm" svg:y2="8.5cm">
          <text:p/>
        </draw:line>
        <draw:line draw:style-name="gr9" draw:text-style-name="P7" draw:layer="layout" svg:x1="9cm" svg:y1="4cm" svg:x2="10.5cm" svg:y2="4cm">
          <text:p/>
        </draw:line>
        <draw:line draw:style-name="gr11" draw:text-style-name="P9" draw:layer="layout" svg:x1="9cm" svg:y1="4.521cm" svg:x2="10.5cm" svg:y2="4.5cm">
          <text:p/>
        </draw:line>
        <draw:line draw:style-name="gr9" draw:text-style-name="P7" draw:layer="layout" svg:x1="9cm" svg:y1="3.532cm" svg:x2="11cm" svg:y2="3.5cm">
          <text:p/>
        </draw:line>
        <draw:line draw:style-name="gr11" draw:text-style-name="P9" draw:layer="layout" svg:x1="9cm" svg:y1="5cm" svg:x2="11cm" svg:y2="5cm">
          <text:p/>
        </draw:line>
        <draw:line draw:style-name="gr26" draw:text-style-name="P33" draw:layer="layout" svg:x1="5.854cm" svg:y1="4cm" svg:x2="8.5cm" svg:y2="4cm">
          <text:p/>
        </draw:line>
        <draw:line draw:style-name="gr5" draw:text-style-name="P7" draw:layer="layout" svg:x1="5cm" svg:y1="10cm" svg:x2="6.5cm" svg:y2="10cm">
          <text:p/>
        </draw:line>
        <draw:line draw:style-name="gr5" draw:text-style-name="P7" draw:layer="layout" svg:x1="5cm" svg:y1="10.5cm" svg:x2="7.5cm" svg:y2="10.5cm">
          <text:p/>
        </draw:line>
        <draw:line draw:style-name="gr5" draw:text-style-name="P7" draw:layer="layout" svg:x1="5cm" svg:y1="11cm" svg:x2="7cm" svg:y2="11cm">
          <text:p/>
        </draw:line>
        <draw:line draw:style-name="gr5" draw:text-style-name="P7" draw:layer="layout" svg:x1="5cm" svg:y1="11.5cm" svg:x2="7.5cm" svg:y2="11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4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Context can be edited, appended to and replaced.</text:p>
          </draw:text-box>
        </draw:frame>
        <draw:custom-shape draw:style-name="gr25" draw:text-style-name="P2" draw:layer="layout" svg:width="27cm" svg:height="2.5cm" svg:x="0.5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2" draw:layer="layout" svg:width="3.5cm" svg:height="1.5cm" svg:x="1cm" svg:y="10cm">
          <text:p text:style-name="P31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4.388cm" svg:height="0.725cm" svg:x="23cm" svg:y="6.5cm">
          <draw:text-box>
            <text:p text:style-name="P5">My Memory capacity</text:p>
          </draw:text-box>
        </draw:frame>
        <draw:line draw:style-name="gr5" draw:text-style-name="P7" draw:layer="layout" svg:x1="5cm" svg:y1="10cm" svg:x2="6.5cm" svg:y2="10cm">
          <text:p/>
        </draw:line>
        <draw:line draw:style-name="gr5" draw:text-style-name="P7" draw:layer="layout" svg:x1="5cm" svg:y1="10.5cm" svg:x2="7.5cm" svg:y2="10.5cm">
          <text:p/>
        </draw:line>
        <draw:line draw:style-name="gr5" draw:text-style-name="P7" draw:layer="layout" svg:x1="5cm" svg:y1="11cm" svg:x2="7cm" svg:y2="11cm">
          <text:p/>
        </draw:line>
        <draw:line draw:style-name="gr5" draw:text-style-name="P7" draw:layer="layout" svg:x1="5cm" svg:y1="11.5cm" svg:x2="7.5cm" svg:y2="11.5cm">
          <text:p/>
        </draw:line>
        <draw:custom-shape draw:style-name="gr3" draw:text-style-name="P27" draw:layer="layout" svg:width="3.5cm" svg:height="1.5cm" svg:x="1cm" svg:y="10cm">
          <text:p text:style-name="P31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3.5cm" svg:height="1.5cm" svg:x="1.041cm" svg:y="7cm">
          <text:p text:style-name="P31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5cm" svg:y1="7.5cm" svg:x2="6.5cm" svg:y2="7.5cm">
          <text:p/>
        </draw:line>
        <draw:line draw:style-name="gr11" draw:text-style-name="P9" draw:layer="layout" svg:x1="5cm" svg:y1="8cm" svg:x2="6.5cm" svg:y2="7.979cm">
          <text:p/>
        </draw:line>
        <draw:line draw:style-name="gr9" draw:text-style-name="P7" draw:layer="layout" svg:x1="5cm" svg:y1="7.032cm" svg:x2="7cm" svg:y2="7cm">
          <text:p/>
        </draw:line>
        <draw:frame draw:style-name="gr4" draw:text-style-name="P25" draw:layer="layout" svg:width="3.762cm" svg:height="0.746cm" svg:x="1.5cm" svg:y="3.5cm">
          <draw:text-box>
            <text:p text:style-name="P24"><text:span text:style-name="T5">frame edit </text:span></text:p>
          </draw:text-box>
        </draw:frame>
        <draw:line draw:style-name="gr11" draw:text-style-name="P9" draw:layer="layout" svg:x1="5cm" svg:y1="8.5cm" svg:x2="7cm" svg:y2="8.5cm">
          <text:p/>
        </draw:line>
        <draw:line draw:style-name="gr9" draw:text-style-name="P7" draw:layer="layout" svg:x1="9cm" svg:y1="4cm" svg:x2="10.5cm" svg:y2="4cm">
          <text:p/>
        </draw:line>
        <draw:line draw:style-name="gr11" draw:text-style-name="P9" draw:layer="layout" svg:x1="9cm" svg:y1="4.521cm" svg:x2="10.5cm" svg:y2="4.5cm">
          <text:p/>
        </draw:line>
        <draw:line draw:style-name="gr9" draw:text-style-name="P7" draw:layer="layout" svg:x1="9cm" svg:y1="3.532cm" svg:x2="11cm" svg:y2="3.5cm">
          <text:p/>
        </draw:line>
        <draw:line draw:style-name="gr11" draw:text-style-name="P9" draw:layer="layout" svg:x1="9cm" svg:y1="5cm" svg:x2="11cm" svg:y2="5cm">
          <text:p/>
        </draw:line>
        <draw:line draw:style-name="gr26" draw:text-style-name="P33" draw:layer="layout" svg:x1="5.854cm" svg:y1="4cm" svg:x2="8.5cm" svg:y2="4cm">
          <text:p/>
        </draw:line>
        <draw:line draw:style-name="gr26" draw:text-style-name="P33" draw:layer="layout" svg:x1="9cm" svg:y1="5.5cm" svg:x2="7.5cm" svg:y2="6.5cm">
          <text:p/>
        </draw:line>
        <draw:line draw:style-name="gr27" draw:text-style-name="P33" draw:layer="layout" svg:x1="5cm" svg:y1="7cm" svg:x2="6cm" svg:y2="7cm">
          <text:p/>
        </draw:line>
        <draw:line draw:style-name="gr27" draw:text-style-name="P33" draw:layer="layout" svg:x1="5.5cm" svg:y1="7.5cm" svg:x2="7cm" svg:y2="7.5cm">
          <text:p/>
        </draw:line>
        <draw:line draw:style-name="gr27" draw:text-style-name="P33" draw:layer="layout" svg:x1="5cm" svg:y1="8cm" svg:x2="6cm" svg:y2="8cm">
          <text:p/>
        </draw:line>
        <draw:line draw:style-name="gr27" draw:text-style-name="P33" draw:layer="layout" svg:x1="6cm" svg:y1="8.5cm" svg:x2="6.5cm" svg:y2="8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4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Tasks are POPPED when complete. The next task in the stack is now the CURRENT task.</text:p>
          </draw:text-box>
        </draw:frame>
        <draw:custom-shape draw:style-name="gr25" draw:text-style-name="P2" draw:layer="layout" svg:width="27cm" svg:height="2.5cm" svg:x="0.5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2" draw:layer="layout" svg:width="3.5cm" svg:height="1.5cm" svg:x="1cm" svg:y="7cm">
          <text:p text:style-name="P31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4.388cm" svg:height="0.725cm" svg:x="23cm" svg:y="6.5cm">
          <draw:text-box>
            <text:p text:style-name="P5">My Memory capacity</text:p>
          </draw:text-box>
        </draw:frame>
        <draw:line draw:style-name="gr5" draw:text-style-name="P7" draw:layer="layout" svg:x1="5cm" svg:y1="7cm" svg:x2="6.5cm" svg:y2="7cm">
          <text:p/>
        </draw:line>
        <draw:line draw:style-name="gr5" draw:text-style-name="P7" draw:layer="layout" svg:x1="5cm" svg:y1="7.5cm" svg:x2="7.5cm" svg:y2="7.5cm">
          <text:p/>
        </draw:line>
        <draw:line draw:style-name="gr5" draw:text-style-name="P7" draw:layer="layout" svg:x1="5cm" svg:y1="8cm" svg:x2="7cm" svg:y2="8cm">
          <text:p/>
        </draw:line>
        <draw:line draw:style-name="gr5" draw:text-style-name="P7" draw:layer="layout" svg:x1="5cm" svg:y1="8.5cm" svg:x2="7.5cm" svg:y2="8.5cm">
          <text:p/>
        </draw:line>
        <draw:custom-shape draw:style-name="gr3" draw:text-style-name="P27" draw:layer="layout" svg:width="3.5cm" svg:height="1.5cm" svg:x="1cm" svg:y="7cm">
          <text:p text:style-name="P31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5" draw:layer="layout" svg:width="3.465cm" svg:height="0.746cm" svg:x="1.5cm" svg:y="3.5cm">
          <draw:text-box>
            <text:p text:style-name="P24"><text:span text:style-name="T5">frame pop </text:span></text:p>
          </draw:text-box>
        </draw:frame>
        <draw:custom-shape draw:style-name="gr7" draw:text-style-name="P32" draw:layer="layout" svg:width="3.5cm" svg:height="1.5cm" svg:x="7.5cm" svg:y="3.5cm">
          <text:p text:style-name="P31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1.459cm" svg:y1="4cm" svg:x2="12.959cm" svg:y2="4cm">
          <text:p/>
        </draw:line>
        <draw:line draw:style-name="gr11" draw:text-style-name="P9" draw:layer="layout" svg:x1="11.459cm" svg:y1="4.5cm" svg:x2="12.959cm" svg:y2="4.479cm">
          <text:p/>
        </draw:line>
        <draw:line draw:style-name="gr9" draw:text-style-name="P7" draw:layer="layout" svg:x1="11.459cm" svg:y1="3.532cm" svg:x2="13.459cm" svg:y2="3.5cm">
          <text:p/>
        </draw:line>
        <draw:line draw:style-name="gr11" draw:text-style-name="P9" draw:layer="layout" svg:x1="11.459cm" svg:y1="5cm" svg:x2="13.459cm" svg:y2="5cm">
          <text:p/>
        </draw:line>
        <draw:line draw:style-name="gr27" draw:text-style-name="P33" draw:layer="layout" svg:x1="11.459cm" svg:y1="3.5cm" svg:x2="12.459cm" svg:y2="3.5cm">
          <text:p/>
        </draw:line>
        <draw:line draw:style-name="gr27" draw:text-style-name="P33" draw:layer="layout" svg:x1="11.959cm" svg:y1="4cm" svg:x2="13.459cm" svg:y2="4cm">
          <text:p/>
        </draw:line>
        <draw:line draw:style-name="gr27" draw:text-style-name="P33" draw:layer="layout" svg:x1="11.459cm" svg:y1="4.5cm" svg:x2="12.459cm" svg:y2="4.5cm">
          <text:p/>
        </draw:line>
        <draw:line draw:style-name="gr27" draw:text-style-name="P33" draw:layer="layout" svg:x1="12.459cm" svg:y1="5cm" svg:x2="12.959cm" svg:y2="5cm">
          <text:p/>
        </draw:line>
        <draw:frame draw:style-name="gr4" draw:text-style-name="P17" draw:layer="layout" svg:width="1.988cm" svg:height="1.318cm" svg:x="16.512cm" svg:y="4.682cm">
          <draw:text-box>
            <text:p text:style-name="P16"><text:s/><text:span text:style-name="T3"><text:s/></text:span><text:span text:style-name="T4">🚮</text:span></text:p>
          </draw:text-box>
        </draw:frame>
        <draw:line draw:style-name="gr28" draw:text-style-name="P33" draw:layer="layout" svg:x1="14cm" svg:y1="4cm" svg:x2="17cm" svg:y2="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4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Tasks are POPPED when complete. The next task in the stack is now the CURRENT task.</text:p>
          </draw:text-box>
        </draw:frame>
        <draw:custom-shape draw:style-name="gr25" draw:text-style-name="P2" draw:layer="layout" svg:width="27cm" svg:height="2.5cm" svg:x="0.5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2" draw:layer="layout" svg:width="3.5cm" svg:height="1.5cm" svg:x="1cm" svg:y="7cm">
          <text:p text:style-name="P31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4.388cm" svg:height="0.725cm" svg:x="23cm" svg:y="6.5cm">
          <draw:text-box>
            <text:p text:style-name="P5">My Memory capacity</text:p>
          </draw:text-box>
        </draw:frame>
        <draw:line draw:style-name="gr5" draw:text-style-name="P7" draw:layer="layout" svg:x1="5cm" svg:y1="7cm" svg:x2="6.5cm" svg:y2="7cm">
          <text:p/>
        </draw:line>
        <draw:line draw:style-name="gr5" draw:text-style-name="P7" draw:layer="layout" svg:x1="5cm" svg:y1="7.5cm" svg:x2="7.5cm" svg:y2="7.5cm">
          <text:p/>
        </draw:line>
        <draw:line draw:style-name="gr5" draw:text-style-name="P7" draw:layer="layout" svg:x1="5cm" svg:y1="8cm" svg:x2="7cm" svg:y2="8cm">
          <text:p/>
        </draw:line>
        <draw:line draw:style-name="gr5" draw:text-style-name="P7" draw:layer="layout" svg:x1="5cm" svg:y1="8.5cm" svg:x2="7.5cm" svg:y2="8.5cm">
          <text:p/>
        </draw:line>
        <draw:custom-shape draw:style-name="gr3" draw:text-style-name="P27" draw:layer="layout" svg:width="3.5cm" svg:height="1.5cm" svg:x="1cm" svg:y="7cm">
          <text:p text:style-name="P31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5" draw:layer="layout" svg:width="3.465cm" svg:height="0.746cm" svg:x="1.5cm" svg:y="3.5cm">
          <draw:text-box>
            <text:p text:style-name="P24"><text:span text:style-name="T5">frame pop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4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Tasks that are pushed are actually CHILD tasks of the current task.</text:p>
          </draw:text-box>
        </draw:frame>
        <draw:frame draw:style-name="gr4" draw:text-style-name="P25" draw:layer="layout" svg:width="3.762cm" svg:height="0.746cm" svg:x="1.5cm" svg:y="3.518cm">
          <draw:text-box>
            <text:p text:style-name="P24"><text:span text:style-name="T5">frame push </text:span></text:p>
          </draw:text-box>
        </draw:frame>
        <draw:line draw:style-name="gr29" draw:text-style-name="P33" draw:layer="layout" svg:x1="6.5cm" svg:y1="4cm" svg:x2="10cm" svg:y2="4cm">
          <text:p/>
        </draw:line>
        <draw:custom-shape draw:style-name="gr19" draw:text-style-name="P27" draw:layer="layout" svg:width="0.5cm" svg:height="0.269cm" svg:x="10.479cm" svg:y="3.444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5cm" svg:height="0.269cm" svg:x="11.5cm" svg:y="4.7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33" draw:layer="layout" svg:x1="10.979cm" svg:y1="3.713cm" svg:x2="11.479cm" svg:y2="4.713cm">
          <text:p/>
        </draw:line>
        <draw:custom-shape draw:style-name="gr21" draw:text-style-name="P8" draw:layer="layout" svg:width="0.5cm" svg:height="0.269cm" svg:x="5.262cm" svg:y="3.7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5" draw:layer="layout" svg:width="3.762cm" svg:height="0.746cm" svg:x="1.5cm" svg:y="8.254cm">
          <draw:text-box>
            <text:p text:style-name="P24"><text:span text:style-name="T5">frame push </text:span></text:p>
          </draw:text-box>
        </draw:frame>
        <draw:custom-shape draw:style-name="gr31" draw:text-style-name="P8" draw:layer="layout" svg:width="0.5cm" svg:height="0.269cm" svg:x="5.262cm" svg:y="8.46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33" draw:layer="layout" svg:x1="6.5cm" svg:y1="8.556cm" svg:x2="10cm" svg:y2="8.556cm">
          <text:p/>
        </draw:line>
        <draw:custom-shape draw:style-name="gr19" draw:text-style-name="P27" draw:layer="layout" svg:width="0.5cm" svg:height="0.269cm" svg:x="10.479cm" svg:y="8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5cm" svg:height="0.269cm" svg:x="11.5cm" svg:y="9.28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33" draw:layer="layout" svg:x1="10.979cm" svg:y1="8.269cm" svg:x2="11.479cm" svg:y2="9.269cm">
          <text:p/>
        </draw:line>
        <draw:custom-shape draw:style-name="gr31" draw:text-style-name="P8" draw:layer="layout" svg:width="0.5cm" svg:height="0.269cm" svg:x="12.5cm" svg:y="10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33" draw:layer="layout" svg:x1="12cm" svg:y1="9.5cm" svg:x2="12.5cm" svg:y2="10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I have a tree of tasks, but only one task is CURRENT at any given time</text:p>
          </draw:text-box>
        </draw:frame>
        <draw:custom-shape draw:style-name="gr18" draw:text-style-name="P28" draw:layer="layout" svg:width="0.5cm" svg:height="0.269cm" svg:x="12.5cm" svg:y="6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4cm" svg:y="7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1.5cm" svg:y="8.2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5cm" svg:y="8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8" draw:layer="layout" svg:width="0.5cm" svg:height="0.269cm" svg:x="11cm" svg:y="10.2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2cm" svg:y="11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0cm" svg:y="9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2" draw:text-style-name="P28" draw:layer="layout" svg:width="0.5cm" svg:height="0.269cm" svg:x="15.5cm" svg:y="10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6.5cm" svg:y="9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4cm" svg:y="1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3" draw:layer="layout" svg:x1="12.5cm" svg:y1="7cm" svg:x2="12cm" svg:y2="8cm">
          <text:p/>
        </draw:line>
        <draw:line draw:style-name="gr34" draw:text-style-name="P33" draw:layer="layout" svg:x1="13cm" svg:y1="7cm" svg:x2="14cm" svg:y2="7.5cm">
          <text:p/>
        </draw:line>
        <draw:line draw:style-name="gr35" draw:text-style-name="P33" draw:layer="layout" svg:x1="14.5cm" svg:y1="8cm" svg:x2="15cm" svg:y2="8.5cm">
          <text:p/>
        </draw:line>
        <draw:line draw:style-name="gr36" draw:text-style-name="P33" draw:layer="layout" svg:x1="15.5cm" svg:y1="9cm" svg:x2="16.5cm" svg:y2="9.5cm">
          <text:p/>
        </draw:line>
        <draw:line draw:style-name="gr37" draw:text-style-name="P33" draw:layer="layout" svg:x1="14cm" svg:y1="8cm" svg:x2="13.5cm" svg:y2="9.5cm">
          <text:p/>
        </draw:line>
        <draw:line draw:style-name="gr38" draw:text-style-name="P33" draw:layer="layout" svg:x1="13.5cm" svg:y1="10cm" svg:x2="14cm" svg:y2="11cm">
          <text:p/>
        </draw:line>
        <draw:line draw:style-name="gr39" draw:text-style-name="P33" draw:layer="layout" svg:x1="13.5cm" svg:y1="9.5cm" svg:x2="15.5cm" svg:y2="10.769cm">
          <text:p/>
        </draw:line>
        <draw:line draw:style-name="gr40" draw:text-style-name="P33" draw:layer="layout" svg:x1="11.5cm" svg:y1="8.5cm" svg:x2="10.5cm" svg:y2="9cm">
          <text:p/>
        </draw:line>
        <draw:line draw:style-name="gr41" draw:text-style-name="P33" draw:layer="layout" svg:x1="12cm" svg:y1="8.5cm" svg:x2="11.5cm" svg:y2="10cm">
          <text:p/>
        </draw:line>
        <draw:line draw:style-name="gr42" draw:text-style-name="P33" draw:layer="layout" svg:x1="11.5cm" svg:y1="10.5cm" svg:x2="12cm" svg:y2="11.5cm">
          <text:p/>
        </draw:line>
        <draw:custom-shape draw:style-name="gr18" draw:text-style-name="P28" draw:layer="layout" svg:width="0.5cm" svg:height="0.269cm" svg:x="13cm" svg:y="9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When a task is POPPED, my new current task is the immediate parent.</text:p>
          </draw:text-box>
        </draw:frame>
        <draw:custom-shape draw:style-name="gr18" draw:text-style-name="P28" draw:layer="layout" svg:width="0.5cm" svg:height="0.269cm" svg:x="12.5cm" svg:y="6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4cm" svg:y="7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1.5cm" svg:y="8.2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5cm" svg:y="8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8" draw:layer="layout" svg:width="0.5cm" svg:height="0.269cm" svg:x="11cm" svg:y="10.2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2cm" svg:y="11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0cm" svg:y="9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2" draw:text-style-name="P28" draw:layer="layout" svg:width="0.5cm" svg:height="0.269cm" svg:x="15.5cm" svg:y="10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6.5cm" svg:y="9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4cm" svg:y="1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3" draw:layer="layout" svg:x1="12.5cm" svg:y1="7cm" svg:x2="12cm" svg:y2="8cm">
          <text:p/>
        </draw:line>
        <draw:line draw:style-name="gr34" draw:text-style-name="P33" draw:layer="layout" svg:x1="13cm" svg:y1="7cm" svg:x2="14cm" svg:y2="7.5cm">
          <text:p/>
        </draw:line>
        <draw:line draw:style-name="gr35" draw:text-style-name="P33" draw:layer="layout" svg:x1="14.5cm" svg:y1="8cm" svg:x2="15cm" svg:y2="8.5cm">
          <text:p/>
        </draw:line>
        <draw:line draw:style-name="gr36" draw:text-style-name="P33" draw:layer="layout" svg:x1="15.5cm" svg:y1="9cm" svg:x2="16.5cm" svg:y2="9.5cm">
          <text:p/>
        </draw:line>
        <draw:line draw:style-name="gr37" draw:text-style-name="P33" draw:layer="layout" svg:x1="14cm" svg:y1="8cm" svg:x2="13.5cm" svg:y2="9.5cm">
          <text:p/>
        </draw:line>
        <draw:line draw:style-name="gr38" draw:text-style-name="P33" draw:layer="layout" svg:x1="13.5cm" svg:y1="10cm" svg:x2="14cm" svg:y2="11cm">
          <text:p/>
        </draw:line>
        <draw:line draw:style-name="gr39" draw:text-style-name="P33" draw:layer="layout" svg:x1="13.5cm" svg:y1="9.5cm" svg:x2="15.5cm" svg:y2="10.769cm">
          <text:p/>
        </draw:line>
        <draw:line draw:style-name="gr40" draw:text-style-name="P33" draw:layer="layout" svg:x1="11.5cm" svg:y1="8.5cm" svg:x2="10.5cm" svg:y2="9cm">
          <text:p/>
        </draw:line>
        <draw:line draw:style-name="gr41" draw:text-style-name="P33" draw:layer="layout" svg:x1="12cm" svg:y1="8.5cm" svg:x2="11.5cm" svg:y2="10cm">
          <text:p/>
        </draw:line>
        <draw:line draw:style-name="gr42" draw:text-style-name="P33" draw:layer="layout" svg:x1="11.5cm" svg:y1="10.5cm" svg:x2="12cm" svg:y2="11.5cm">
          <text:p/>
        </draw:line>
        <draw:custom-shape draw:style-name="gr18" draw:text-style-name="P28" draw:layer="layout" svg:width="0.5cm" svg:height="0.269cm" svg:x="13cm" svg:y="9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5" draw:layer="layout" svg:width="3.465cm" svg:height="0.746cm" svg:x="1.501cm" svg:y="3.5cm">
          <draw:text-box>
            <text:p text:style-name="P24"><text:span text:style-name="T5">frame pop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When a task is POPPED, my new current task is the immediate parent.</text:p>
          </draw:text-box>
        </draw:frame>
        <draw:custom-shape draw:style-name="gr18" draw:text-style-name="P28" draw:layer="layout" svg:width="0.5cm" svg:height="0.269cm" svg:x="12.5cm" svg:y="6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4cm" svg:y="7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1.5cm" svg:y="8.2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5cm" svg:y="8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8" draw:layer="layout" svg:width="0.5cm" svg:height="0.269cm" svg:x="11cm" svg:y="10.2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2cm" svg:y="11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0cm" svg:y="9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8" draw:layer="layout" svg:width="0.5cm" svg:height="0.269cm" svg:x="16.5cm" svg:y="9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4cm" svg:y="1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3" draw:layer="layout" svg:x1="12.5cm" svg:y1="7cm" svg:x2="12cm" svg:y2="8cm">
          <text:p/>
        </draw:line>
        <draw:line draw:style-name="gr34" draw:text-style-name="P33" draw:layer="layout" svg:x1="13cm" svg:y1="7cm" svg:x2="14cm" svg:y2="7.5cm">
          <text:p/>
        </draw:line>
        <draw:line draw:style-name="gr35" draw:text-style-name="P33" draw:layer="layout" svg:x1="14.5cm" svg:y1="8cm" svg:x2="15cm" svg:y2="8.5cm">
          <text:p/>
        </draw:line>
        <draw:line draw:style-name="gr36" draw:text-style-name="P33" draw:layer="layout" svg:x1="15.5cm" svg:y1="9cm" svg:x2="16.5cm" svg:y2="9.5cm">
          <text:p/>
        </draw:line>
        <draw:line draw:style-name="gr37" draw:text-style-name="P33" draw:layer="layout" svg:x1="14cm" svg:y1="8cm" svg:x2="13.5cm" svg:y2="9.5cm">
          <text:p/>
        </draw:line>
        <draw:line draw:style-name="gr38" draw:text-style-name="P33" draw:layer="layout" svg:x1="13.5cm" svg:y1="10cm" svg:x2="14cm" svg:y2="11cm">
          <text:p/>
        </draw:line>
        <draw:line draw:style-name="gr40" draw:text-style-name="P33" draw:layer="layout" svg:x1="11.5cm" svg:y1="8.5cm" svg:x2="10.5cm" svg:y2="9cm">
          <text:p/>
        </draw:line>
        <draw:line draw:style-name="gr41" draw:text-style-name="P33" draw:layer="layout" svg:x1="12cm" svg:y1="8.5cm" svg:x2="11.5cm" svg:y2="10cm">
          <text:p/>
        </draw:line>
        <draw:line draw:style-name="gr42" draw:text-style-name="P33" draw:layer="layout" svg:x1="11.5cm" svg:y1="10.5cm" svg:x2="12cm" svg:y2="11.5cm">
          <text:p/>
        </draw:line>
        <draw:custom-shape draw:style-name="gr32" draw:text-style-name="P28" draw:layer="layout" svg:width="0.5cm" svg:height="0.269cm" svg:x="13cm" svg:y="9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5" draw:layer="layout" svg:width="3.465cm" svg:height="0.746cm" svg:x="1.501cm" svg:y="3.5cm">
          <draw:text-box>
            <text:p text:style-name="P24"><text:span text:style-name="T5">frame pop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I manually select a child task if my current task has any children.</text:p>
          </draw:text-box>
        </draw:frame>
        <draw:custom-shape draw:style-name="gr18" draw:text-style-name="P28" draw:layer="layout" svg:width="0.5cm" svg:height="0.269cm" svg:x="12.5cm" svg:y="6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4cm" svg:y="7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1.5cm" svg:y="8.2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5cm" svg:y="8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8" draw:layer="layout" svg:width="0.5cm" svg:height="0.269cm" svg:x="11cm" svg:y="10.2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2cm" svg:y="11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0cm" svg:y="9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8" draw:layer="layout" svg:width="0.5cm" svg:height="0.269cm" svg:x="16.5cm" svg:y="9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3" draw:layer="layout" svg:x1="12.5cm" svg:y1="7cm" svg:x2="12cm" svg:y2="8cm">
          <text:p/>
        </draw:line>
        <draw:line draw:style-name="gr34" draw:text-style-name="P33" draw:layer="layout" svg:x1="13cm" svg:y1="7cm" svg:x2="14cm" svg:y2="7.5cm">
          <text:p/>
        </draw:line>
        <draw:line draw:style-name="gr35" draw:text-style-name="P33" draw:layer="layout" svg:x1="14.5cm" svg:y1="8cm" svg:x2="15cm" svg:y2="8.5cm">
          <text:p/>
        </draw:line>
        <draw:line draw:style-name="gr36" draw:text-style-name="P33" draw:layer="layout" svg:x1="15.5cm" svg:y1="9cm" svg:x2="16.5cm" svg:y2="9.5cm">
          <text:p/>
        </draw:line>
        <draw:line draw:style-name="gr37" draw:text-style-name="P33" draw:layer="layout" svg:x1="14cm" svg:y1="8cm" svg:x2="13.5cm" svg:y2="9.5cm">
          <text:p/>
        </draw:line>
        <draw:line draw:style-name="gr38" draw:text-style-name="P33" draw:layer="layout" svg:x1="13.5cm" svg:y1="10cm" svg:x2="14cm" svg:y2="11cm">
          <text:p/>
        </draw:line>
        <draw:line draw:style-name="gr40" draw:text-style-name="P33" draw:layer="layout" svg:x1="11.5cm" svg:y1="8.5cm" svg:x2="10.5cm" svg:y2="9cm">
          <text:p/>
        </draw:line>
        <draw:line draw:style-name="gr41" draw:text-style-name="P33" draw:layer="layout" svg:x1="12cm" svg:y1="8.5cm" svg:x2="11.5cm" svg:y2="10cm">
          <text:p/>
        </draw:line>
        <draw:line draw:style-name="gr42" draw:text-style-name="P33" draw:layer="layout" svg:x1="11.5cm" svg:y1="10.5cm" svg:x2="12cm" svg:y2="11.5cm">
          <text:p/>
        </draw:line>
        <draw:frame draw:style-name="gr4" draw:text-style-name="P25" draw:layer="layout" svg:width="3.762cm" svg:height="0.746cm" svg:x="1.501cm" svg:y="3.5cm">
          <draw:text-box>
            <text:p text:style-name="P24"><text:span text:style-name="T5">frame down </text:span></text:p>
          </draw:text-box>
        </draw:frame>
        <draw:custom-shape draw:style-name="gr32" draw:text-style-name="P28" draw:layer="layout" svg:width="0.5cm" svg:height="0.269cm" svg:x="5cm" svg:y="3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8" draw:layer="layout" svg:width="0.5cm" svg:height="0.269cm" svg:x="13cm" svg:y="9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8" draw:layer="layout" svg:width="0.5cm" svg:height="0.269cm" svg:x="14cm" svg:y="11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My tree is organised by some major tasks</text:p>
          </draw:text-box>
        </draw:frame>
        <draw:custom-shape draw:style-name="gr18" draw:text-style-name="P28" draw:layer="layout" svg:width="0.5cm" svg:height="0.269cm" svg:x="12.5cm" svg:y="6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4cm" svg:y="7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1.5cm" svg:y="8.2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5cm" svg:y="8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8" draw:layer="layout" svg:width="0.5cm" svg:height="0.269cm" svg:x="11cm" svg:y="10.2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2cm" svg:y="11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0cm" svg:y="9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8" draw:layer="layout" svg:width="0.5cm" svg:height="0.269cm" svg:x="16.5cm" svg:y="9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3" draw:layer="layout" svg:x1="12.5cm" svg:y1="7cm" svg:x2="12cm" svg:y2="8cm">
          <text:p/>
        </draw:line>
        <draw:line draw:style-name="gr34" draw:text-style-name="P33" draw:layer="layout" svg:x1="13cm" svg:y1="7cm" svg:x2="14cm" svg:y2="7.5cm">
          <text:p/>
        </draw:line>
        <draw:line draw:style-name="gr35" draw:text-style-name="P33" draw:layer="layout" svg:x1="14.5cm" svg:y1="8cm" svg:x2="15cm" svg:y2="8.5cm">
          <text:p/>
        </draw:line>
        <draw:line draw:style-name="gr36" draw:text-style-name="P33" draw:layer="layout" svg:x1="15.5cm" svg:y1="9cm" svg:x2="16.5cm" svg:y2="9.5cm">
          <text:p/>
        </draw:line>
        <draw:line draw:style-name="gr37" draw:text-style-name="P33" draw:layer="layout" svg:x1="14cm" svg:y1="8cm" svg:x2="13.5cm" svg:y2="9.5cm">
          <text:p/>
        </draw:line>
        <draw:line draw:style-name="gr38" draw:text-style-name="P33" draw:layer="layout" svg:x1="13.5cm" svg:y1="10cm" svg:x2="14cm" svg:y2="11cm">
          <text:p/>
        </draw:line>
        <draw:line draw:style-name="gr40" draw:text-style-name="P33" draw:layer="layout" svg:x1="11.5cm" svg:y1="8.5cm" svg:x2="10.5cm" svg:y2="9cm">
          <text:p/>
        </draw:line>
        <draw:line draw:style-name="gr41" draw:text-style-name="P33" draw:layer="layout" svg:x1="12cm" svg:y1="8.5cm" svg:x2="11.5cm" svg:y2="10cm">
          <text:p/>
        </draw:line>
        <draw:line draw:style-name="gr42" draw:text-style-name="P33" draw:layer="layout" svg:x1="11.5cm" svg:y1="10.5cm" svg:x2="12cm" svg:y2="11.5cm">
          <text:p/>
        </draw:line>
        <draw:custom-shape draw:style-name="gr18" draw:text-style-name="P28" draw:layer="layout" svg:width="0.5cm" svg:height="0.269cm" svg:x="13cm" svg:y="9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8" draw:layer="layout" svg:width="0.5cm" svg:height="0.269cm" svg:x="14cm" svg:y="11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35" draw:layer="layout" svg:width="1.264cm" svg:height="0.624cm" svg:x="13cm" svg:y="6.338cm">
          <draw:text-box>
            <text:p text:style-name="P34">root</text:p>
          </draw:text-box>
        </draw:frame>
        <draw:frame draw:style-name="gr4" draw:text-style-name="P35" draw:layer="layout" svg:width="1.455cm" svg:height="0.624cm" svg:x="14.5cm" svg:y="7.5cm">
          <draw:text-box>
            <text:p text:style-name="P34">admin</text:p>
          </draw:text-box>
        </draw:frame>
        <draw:frame draw:style-name="gr4" draw:text-style-name="P35" draw:layer="layout" svg:width="1.455cm" svg:height="0.624cm" svg:x="15.5cm" svg:y="8.5cm">
          <draw:text-box>
            <text:p text:style-name="P34">Taxes</text:p>
          </draw:text-box>
        </draw:frame>
        <draw:frame draw:style-name="gr4" draw:text-style-name="P35" draw:layer="layout" svg:width="2.788cm" svg:height="0.624cm" svg:x="17cm" svg:y="9.5cm">
          <draw:text-box>
            <text:p text:style-name="P34">Returns 2023</text:p>
          </draw:text-box>
        </draw:frame>
        <draw:frame draw:style-name="gr4" draw:text-style-name="P35" draw:layer="layout" svg:width="1.264cm" svg:height="0.624cm" svg:x="13.736cm" svg:y="9.5cm">
          <draw:text-box>
            <text:p text:style-name="P34">Rent</text:p>
          </draw:text-box>
        </draw:frame>
        <draw:frame draw:style-name="gr4" draw:text-style-name="P35" draw:layer="layout" svg:width="4.122cm" svg:height="0.624cm" svg:x="14.87cm" svg:y="11cm">
          <draw:text-box>
            <text:p text:style-name="P34">Negotiate new lease</text:p>
          </draw:text-box>
        </draw:frame>
        <draw:frame draw:style-name="gr4" draw:text-style-name="P35" draw:layer="layout" svg:width="1.836cm" svg:height="0.624cm" svg:x="9.664cm" svg:y="7.876cm">
          <draw:text-box>
            <text:p text:style-name="P34">Website</text:p>
          </draw:text-box>
        </draw:frame>
        <draw:frame draw:style-name="gr4" draw:text-style-name="P35" draw:layer="layout" svg:width="2.788cm" svg:height="0.624cm" svg:x="7.212cm" svg:y="9cm">
          <draw:text-box>
            <text:p text:style-name="P34">Redo Palette</text:p>
          </draw:text-box>
        </draw:frame>
        <draw:frame draw:style-name="gr4" draw:text-style-name="P35" draw:layer="layout" svg:width="2.026cm" svg:height="0.624cm" svg:x="9cm" svg:y="10.231cm">
          <draw:text-box>
            <text:p text:style-name="P34">Add copy</text:p>
          </draw:text-box>
        </draw:frame>
        <draw:frame draw:style-name="gr4" draw:text-style-name="P35" draw:layer="layout" svg:width="4.503cm" svg:height="0.624cm" svg:x="8.5cm" svg:y="11.876cm">
          <draw:text-box>
            <text:p text:style-name="P34">Ask lawyer about copy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Frame helps me switch trees by remembering which task was previously CURRENT in the tree I am switching to.</text:p>
          </draw:text-box>
        </draw:frame>
        <draw:custom-shape draw:style-name="gr18" draw:text-style-name="P28" draw:layer="layout" svg:width="0.5cm" svg:height="0.269cm" svg:x="12.5cm" svg:y="6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4cm" svg:y="7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1.5cm" svg:y="8.2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5cm" svg:y="8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8" draw:layer="layout" svg:width="0.5cm" svg:height="0.269cm" svg:x="11cm" svg:y="10.2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2cm" svg:y="11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0cm" svg:y="9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8" draw:layer="layout" svg:width="0.5cm" svg:height="0.269cm" svg:x="16.5cm" svg:y="9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3" draw:layer="layout" svg:x1="12.5cm" svg:y1="7cm" svg:x2="12cm" svg:y2="8cm">
          <text:p/>
        </draw:line>
        <draw:line draw:style-name="gr34" draw:text-style-name="P33" draw:layer="layout" svg:x1="13cm" svg:y1="7cm" svg:x2="14cm" svg:y2="7.5cm">
          <text:p/>
        </draw:line>
        <draw:line draw:style-name="gr35" draw:text-style-name="P33" draw:layer="layout" svg:x1="14.5cm" svg:y1="8cm" svg:x2="15cm" svg:y2="8.5cm">
          <text:p/>
        </draw:line>
        <draw:line draw:style-name="gr36" draw:text-style-name="P33" draw:layer="layout" svg:x1="15.5cm" svg:y1="9cm" svg:x2="16.5cm" svg:y2="9.5cm">
          <text:p/>
        </draw:line>
        <draw:line draw:style-name="gr37" draw:text-style-name="P33" draw:layer="layout" svg:x1="14cm" svg:y1="8cm" svg:x2="13.5cm" svg:y2="9.5cm">
          <text:p/>
        </draw:line>
        <draw:line draw:style-name="gr38" draw:text-style-name="P33" draw:layer="layout" svg:x1="13.5cm" svg:y1="10cm" svg:x2="14cm" svg:y2="11cm">
          <text:p/>
        </draw:line>
        <draw:line draw:style-name="gr40" draw:text-style-name="P33" draw:layer="layout" svg:x1="11.5cm" svg:y1="8.5cm" svg:x2="10.5cm" svg:y2="9cm">
          <text:p/>
        </draw:line>
        <draw:line draw:style-name="gr41" draw:text-style-name="P33" draw:layer="layout" svg:x1="12cm" svg:y1="8.5cm" svg:x2="11.5cm" svg:y2="10cm">
          <text:p/>
        </draw:line>
        <draw:line draw:style-name="gr42" draw:text-style-name="P33" draw:layer="layout" svg:x1="11.5cm" svg:y1="10.5cm" svg:x2="12cm" svg:y2="11.5cm">
          <text:p/>
        </draw:line>
        <draw:custom-shape draw:style-name="gr18" draw:text-style-name="P28" draw:layer="layout" svg:width="0.5cm" svg:height="0.269cm" svg:x="13cm" svg:y="9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8" draw:layer="layout" svg:width="0.5cm" svg:height="0.269cm" svg:x="14cm" svg:y="11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35" draw:layer="layout" svg:width="1.264cm" svg:height="0.624cm" svg:x="13cm" svg:y="6.338cm">
          <draw:text-box>
            <text:p text:style-name="P34">root</text:p>
          </draw:text-box>
        </draw:frame>
        <draw:frame draw:style-name="gr4" draw:text-style-name="P35" draw:layer="layout" svg:width="1.455cm" svg:height="0.624cm" svg:x="14.5cm" svg:y="7.5cm">
          <draw:text-box>
            <text:p text:style-name="P34">admin</text:p>
          </draw:text-box>
        </draw:frame>
        <draw:frame draw:style-name="gr4" draw:text-style-name="P35" draw:layer="layout" svg:width="1.455cm" svg:height="0.624cm" svg:x="15.5cm" svg:y="8.5cm">
          <draw:text-box>
            <text:p text:style-name="P34">Taxes</text:p>
          </draw:text-box>
        </draw:frame>
        <draw:frame draw:style-name="gr4" draw:text-style-name="P35" draw:layer="layout" svg:width="2.788cm" svg:height="0.624cm" svg:x="17cm" svg:y="9.5cm">
          <draw:text-box>
            <text:p text:style-name="P34">Returns 2023</text:p>
          </draw:text-box>
        </draw:frame>
        <draw:frame draw:style-name="gr4" draw:text-style-name="P35" draw:layer="layout" svg:width="1.264cm" svg:height="0.624cm" svg:x="13.736cm" svg:y="9.5cm">
          <draw:text-box>
            <text:p text:style-name="P34">Rent</text:p>
          </draw:text-box>
        </draw:frame>
        <draw:frame draw:style-name="gr4" draw:text-style-name="P35" draw:layer="layout" svg:width="4.122cm" svg:height="0.624cm" svg:x="14.87cm" svg:y="11cm">
          <draw:text-box>
            <text:p text:style-name="P34">Negotiate new lease</text:p>
          </draw:text-box>
        </draw:frame>
        <draw:frame draw:style-name="gr4" draw:text-style-name="P35" draw:layer="layout" svg:width="1.836cm" svg:height="0.624cm" svg:x="9.664cm" svg:y="7.876cm">
          <draw:text-box>
            <text:p text:style-name="P34">Website</text:p>
          </draw:text-box>
        </draw:frame>
        <draw:frame draw:style-name="gr4" draw:text-style-name="P35" draw:layer="layout" svg:width="2.788cm" svg:height="0.624cm" svg:x="7.212cm" svg:y="9cm">
          <draw:text-box>
            <text:p text:style-name="P34">Redo Palette</text:p>
          </draw:text-box>
        </draw:frame>
        <draw:frame draw:style-name="gr4" draw:text-style-name="P35" draw:layer="layout" svg:width="2.026cm" svg:height="0.624cm" svg:x="9cm" svg:y="10.231cm">
          <draw:text-box>
            <text:p text:style-name="P34">Add copy</text:p>
          </draw:text-box>
        </draw:frame>
        <draw:frame draw:style-name="gr4" draw:text-style-name="P35" draw:layer="layout" svg:width="4.503cm" svg:height="0.624cm" svg:x="8.5cm" svg:y="11.876cm">
          <draw:text-box>
            <text:p text:style-name="P34">Ask lawyer about copy</text:p>
          </draw:text-box>
        </draw:frame>
        <draw:frame draw:style-name="gr4" draw:text-style-name="P25" draw:layer="layout" svg:width="12.652cm" svg:height="0.746cm" svg:x="1.5cm" svg:y="4.5cm">
          <draw:text-box>
            <text:p text:style-name="P24"><text:span text:style-name="T5">frame switch ‘root/website/Redo Palette’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Frame helps me switch trees by remembering which task was previously CURRENT in the tree I am switching to.</text:p>
          </draw:text-box>
        </draw:frame>
        <draw:custom-shape draw:style-name="gr18" draw:text-style-name="P28" draw:layer="layout" svg:width="0.5cm" svg:height="0.269cm" svg:x="12.5cm" svg:y="6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4cm" svg:y="7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1.5cm" svg:y="8.2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5cm" svg:y="8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8" draw:layer="layout" svg:width="0.5cm" svg:height="0.269cm" svg:x="11cm" svg:y="10.2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2cm" svg:y="11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4cm" svg:y="11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8" draw:layer="layout" svg:width="0.5cm" svg:height="0.269cm" svg:x="16.5cm" svg:y="9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3" draw:layer="layout" svg:x1="12.5cm" svg:y1="7cm" svg:x2="12cm" svg:y2="8cm">
          <text:p/>
        </draw:line>
        <draw:line draw:style-name="gr34" draw:text-style-name="P33" draw:layer="layout" svg:x1="13cm" svg:y1="7cm" svg:x2="14cm" svg:y2="7.5cm">
          <text:p/>
        </draw:line>
        <draw:line draw:style-name="gr35" draw:text-style-name="P33" draw:layer="layout" svg:x1="14.5cm" svg:y1="8cm" svg:x2="15cm" svg:y2="8.5cm">
          <text:p/>
        </draw:line>
        <draw:line draw:style-name="gr36" draw:text-style-name="P33" draw:layer="layout" svg:x1="15.5cm" svg:y1="9cm" svg:x2="16.5cm" svg:y2="9.5cm">
          <text:p/>
        </draw:line>
        <draw:line draw:style-name="gr37" draw:text-style-name="P33" draw:layer="layout" svg:x1="14cm" svg:y1="8cm" svg:x2="13.5cm" svg:y2="9.5cm">
          <text:p/>
        </draw:line>
        <draw:line draw:style-name="gr38" draw:text-style-name="P33" draw:layer="layout" svg:x1="13.5cm" svg:y1="10cm" svg:x2="14cm" svg:y2="11cm">
          <text:p/>
        </draw:line>
        <draw:line draw:style-name="gr40" draw:text-style-name="P33" draw:layer="layout" svg:x1="11.5cm" svg:y1="8.5cm" svg:x2="10.5cm" svg:y2="9cm">
          <text:p/>
        </draw:line>
        <draw:line draw:style-name="gr41" draw:text-style-name="P33" draw:layer="layout" svg:x1="12cm" svg:y1="8.5cm" svg:x2="11.5cm" svg:y2="10cm">
          <text:p/>
        </draw:line>
        <draw:line draw:style-name="gr42" draw:text-style-name="P33" draw:layer="layout" svg:x1="11.5cm" svg:y1="10.5cm" svg:x2="12cm" svg:y2="11.5cm">
          <text:p/>
        </draw:line>
        <draw:custom-shape draw:style-name="gr18" draw:text-style-name="P28" draw:layer="layout" svg:width="0.5cm" svg:height="0.269cm" svg:x="13cm" svg:y="9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8" draw:layer="layout" svg:width="0.5cm" svg:height="0.269cm" svg:x="10cm" svg:y="9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35" draw:layer="layout" svg:width="1.264cm" svg:height="0.624cm" svg:x="13cm" svg:y="6.338cm">
          <draw:text-box>
            <text:p text:style-name="P34">root</text:p>
          </draw:text-box>
        </draw:frame>
        <draw:frame draw:style-name="gr4" draw:text-style-name="P35" draw:layer="layout" svg:width="1.455cm" svg:height="0.624cm" svg:x="14.5cm" svg:y="7.5cm">
          <draw:text-box>
            <text:p text:style-name="P34">admin</text:p>
          </draw:text-box>
        </draw:frame>
        <draw:frame draw:style-name="gr4" draw:text-style-name="P35" draw:layer="layout" svg:width="1.455cm" svg:height="0.624cm" svg:x="15.5cm" svg:y="8.5cm">
          <draw:text-box>
            <text:p text:style-name="P34">Taxes</text:p>
          </draw:text-box>
        </draw:frame>
        <draw:frame draw:style-name="gr4" draw:text-style-name="P35" draw:layer="layout" svg:width="2.788cm" svg:height="0.624cm" svg:x="17cm" svg:y="9.5cm">
          <draw:text-box>
            <text:p text:style-name="P34">Returns 2023</text:p>
          </draw:text-box>
        </draw:frame>
        <draw:frame draw:style-name="gr4" draw:text-style-name="P35" draw:layer="layout" svg:width="1.264cm" svg:height="0.624cm" svg:x="13.736cm" svg:y="9.5cm">
          <draw:text-box>
            <text:p text:style-name="P34">Rent</text:p>
          </draw:text-box>
        </draw:frame>
        <draw:frame draw:style-name="gr4" draw:text-style-name="P35" draw:layer="layout" svg:width="4.122cm" svg:height="0.624cm" svg:x="14.87cm" svg:y="11cm">
          <draw:text-box>
            <text:p text:style-name="P34">Negotiate new lease</text:p>
          </draw:text-box>
        </draw:frame>
        <draw:frame draw:style-name="gr4" draw:text-style-name="P35" draw:layer="layout" svg:width="1.836cm" svg:height="0.624cm" svg:x="9.664cm" svg:y="7.876cm">
          <draw:text-box>
            <text:p text:style-name="P34">Website</text:p>
          </draw:text-box>
        </draw:frame>
        <draw:frame draw:style-name="gr4" draw:text-style-name="P35" draw:layer="layout" svg:width="2.788cm" svg:height="0.624cm" svg:x="7.212cm" svg:y="9cm">
          <draw:text-box>
            <text:p text:style-name="P34">Redo Palette</text:p>
          </draw:text-box>
        </draw:frame>
        <draw:frame draw:style-name="gr4" draw:text-style-name="P35" draw:layer="layout" svg:width="2.026cm" svg:height="0.624cm" svg:x="9cm" svg:y="10.231cm">
          <draw:text-box>
            <text:p text:style-name="P34">Add copy</text:p>
          </draw:text-box>
        </draw:frame>
        <draw:frame draw:style-name="gr4" draw:text-style-name="P35" draw:layer="layout" svg:width="4.503cm" svg:height="0.624cm" svg:x="8.5cm" svg:y="11.876cm">
          <draw:text-box>
            <text:p text:style-name="P34">Ask lawyer about copy</text:p>
          </draw:text-box>
        </draw:frame>
        <draw:frame draw:style-name="gr4" draw:text-style-name="P25" draw:layer="layout" svg:width="12.652cm" svg:height="0.746cm" svg:x="1.5cm" svg:y="4.5cm">
          <draw:text-box>
            <text:p text:style-name="P24"><text:span text:style-name="T5">frame switch ‘root/website/Redo Palette’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Frame helps me switch trees by remembering which task was previously CURRENT in the tree I am switching to.</text:p>
          </draw:text-box>
        </draw:frame>
        <draw:custom-shape draw:style-name="gr18" draw:text-style-name="P28" draw:layer="layout" svg:width="0.5cm" svg:height="0.269cm" svg:x="12.5cm" svg:y="6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4cm" svg:y="7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1.5cm" svg:y="8.2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5cm" svg:y="8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8" draw:layer="layout" svg:width="0.5cm" svg:height="0.269cm" svg:x="11cm" svg:y="10.2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2cm" svg:y="11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4cm" svg:y="11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8" draw:layer="layout" svg:width="0.5cm" svg:height="0.269cm" svg:x="16.5cm" svg:y="9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3" draw:layer="layout" svg:x1="12.5cm" svg:y1="7cm" svg:x2="12cm" svg:y2="8cm">
          <text:p/>
        </draw:line>
        <draw:line draw:style-name="gr34" draw:text-style-name="P33" draw:layer="layout" svg:x1="13cm" svg:y1="7cm" svg:x2="14cm" svg:y2="7.5cm">
          <text:p/>
        </draw:line>
        <draw:line draw:style-name="gr35" draw:text-style-name="P33" draw:layer="layout" svg:x1="14.5cm" svg:y1="8cm" svg:x2="15cm" svg:y2="8.5cm">
          <text:p/>
        </draw:line>
        <draw:line draw:style-name="gr36" draw:text-style-name="P33" draw:layer="layout" svg:x1="15.5cm" svg:y1="9cm" svg:x2="16.5cm" svg:y2="9.5cm">
          <text:p/>
        </draw:line>
        <draw:line draw:style-name="gr37" draw:text-style-name="P33" draw:layer="layout" svg:x1="14cm" svg:y1="8cm" svg:x2="13.5cm" svg:y2="9.5cm">
          <text:p/>
        </draw:line>
        <draw:line draw:style-name="gr38" draw:text-style-name="P33" draw:layer="layout" svg:x1="13.5cm" svg:y1="10cm" svg:x2="14cm" svg:y2="11cm">
          <text:p/>
        </draw:line>
        <draw:line draw:style-name="gr40" draw:text-style-name="P33" draw:layer="layout" svg:x1="11.5cm" svg:y1="8.5cm" svg:x2="10.5cm" svg:y2="9cm">
          <text:p/>
        </draw:line>
        <draw:line draw:style-name="gr41" draw:text-style-name="P33" draw:layer="layout" svg:x1="12cm" svg:y1="8.5cm" svg:x2="11.5cm" svg:y2="10cm">
          <text:p/>
        </draw:line>
        <draw:line draw:style-name="gr42" draw:text-style-name="P33" draw:layer="layout" svg:x1="11.5cm" svg:y1="10.5cm" svg:x2="12cm" svg:y2="11.5cm">
          <text:p/>
        </draw:line>
        <draw:custom-shape draw:style-name="gr18" draw:text-style-name="P28" draw:layer="layout" svg:width="0.5cm" svg:height="0.269cm" svg:x="13cm" svg:y="9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8" draw:layer="layout" svg:width="0.5cm" svg:height="0.269cm" svg:x="10cm" svg:y="9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35" draw:layer="layout" svg:width="1.264cm" svg:height="0.624cm" svg:x="13cm" svg:y="6.338cm">
          <draw:text-box>
            <text:p text:style-name="P34">root</text:p>
          </draw:text-box>
        </draw:frame>
        <draw:frame draw:style-name="gr4" draw:text-style-name="P35" draw:layer="layout" svg:width="1.455cm" svg:height="0.624cm" svg:x="14.5cm" svg:y="7.5cm">
          <draw:text-box>
            <text:p text:style-name="P34">admin</text:p>
          </draw:text-box>
        </draw:frame>
        <draw:frame draw:style-name="gr4" draw:text-style-name="P35" draw:layer="layout" svg:width="1.455cm" svg:height="0.624cm" svg:x="15.5cm" svg:y="8.5cm">
          <draw:text-box>
            <text:p text:style-name="P34">Taxes</text:p>
          </draw:text-box>
        </draw:frame>
        <draw:frame draw:style-name="gr4" draw:text-style-name="P35" draw:layer="layout" svg:width="2.788cm" svg:height="0.624cm" svg:x="17cm" svg:y="9.5cm">
          <draw:text-box>
            <text:p text:style-name="P34">Returns 2023</text:p>
          </draw:text-box>
        </draw:frame>
        <draw:frame draw:style-name="gr4" draw:text-style-name="P35" draw:layer="layout" svg:width="1.264cm" svg:height="0.624cm" svg:x="13.736cm" svg:y="9.5cm">
          <draw:text-box>
            <text:p text:style-name="P34">Rent</text:p>
          </draw:text-box>
        </draw:frame>
        <draw:frame draw:style-name="gr4" draw:text-style-name="P35" draw:layer="layout" svg:width="4.122cm" svg:height="0.624cm" svg:x="14.87cm" svg:y="11cm">
          <draw:text-box>
            <text:p text:style-name="P34">Negotiate new lease</text:p>
          </draw:text-box>
        </draw:frame>
        <draw:frame draw:style-name="gr4" draw:text-style-name="P35" draw:layer="layout" svg:width="1.836cm" svg:height="0.624cm" svg:x="9.664cm" svg:y="7.876cm">
          <draw:text-box>
            <text:p text:style-name="P34">Website</text:p>
          </draw:text-box>
        </draw:frame>
        <draw:frame draw:style-name="gr4" draw:text-style-name="P35" draw:layer="layout" svg:width="2.788cm" svg:height="0.624cm" svg:x="7.212cm" svg:y="9cm">
          <draw:text-box>
            <text:p text:style-name="P34">Redo Palette</text:p>
          </draw:text-box>
        </draw:frame>
        <draw:frame draw:style-name="gr4" draw:text-style-name="P35" draw:layer="layout" svg:width="2.026cm" svg:height="0.624cm" svg:x="9cm" svg:y="10.231cm">
          <draw:text-box>
            <text:p text:style-name="P34">Add copy</text:p>
          </draw:text-box>
        </draw:frame>
        <draw:frame draw:style-name="gr4" draw:text-style-name="P35" draw:layer="layout" svg:width="4.503cm" svg:height="0.624cm" svg:x="8.5cm" svg:y="11.876cm">
          <draw:text-box>
            <text:p text:style-name="P34">Ask lawyer about copy</text:p>
          </draw:text-box>
        </draw:frame>
        <draw:frame draw:style-name="gr4" draw:text-style-name="P25" draw:layer="layout" svg:width="8.207cm" svg:height="0.746cm" svg:x="1.5cm" svg:y="4.5cm">
          <draw:text-box>
            <text:p text:style-name="P24"><text:span text:style-name="T5">frame switch ‘root/admin’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Frame helps me switch trees by remembering which task was previously CURRENT in the tree I am switching to.</text:p>
          </draw:text-box>
        </draw:frame>
        <draw:custom-shape draw:style-name="gr18" draw:text-style-name="P28" draw:layer="layout" svg:width="0.5cm" svg:height="0.269cm" svg:x="12.5cm" svg:y="6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4cm" svg:y="7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1.5cm" svg:y="8.2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5cm" svg:y="8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8" draw:layer="layout" svg:width="0.5cm" svg:height="0.269cm" svg:x="11cm" svg:y="10.2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2cm" svg:y="11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0cm" svg:y="9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8" draw:layer="layout" svg:width="0.5cm" svg:height="0.269cm" svg:x="16.5cm" svg:y="9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3" draw:layer="layout" svg:x1="12.5cm" svg:y1="7cm" svg:x2="12cm" svg:y2="8cm">
          <text:p/>
        </draw:line>
        <draw:line draw:style-name="gr34" draw:text-style-name="P33" draw:layer="layout" svg:x1="13cm" svg:y1="7cm" svg:x2="14cm" svg:y2="7.5cm">
          <text:p/>
        </draw:line>
        <draw:line draw:style-name="gr35" draw:text-style-name="P33" draw:layer="layout" svg:x1="14.5cm" svg:y1="8cm" svg:x2="15cm" svg:y2="8.5cm">
          <text:p/>
        </draw:line>
        <draw:line draw:style-name="gr36" draw:text-style-name="P33" draw:layer="layout" svg:x1="15.5cm" svg:y1="9cm" svg:x2="16.5cm" svg:y2="9.5cm">
          <text:p/>
        </draw:line>
        <draw:line draw:style-name="gr37" draw:text-style-name="P33" draw:layer="layout" svg:x1="14cm" svg:y1="8cm" svg:x2="13.5cm" svg:y2="9.5cm">
          <text:p/>
        </draw:line>
        <draw:line draw:style-name="gr38" draw:text-style-name="P33" draw:layer="layout" svg:x1="13.5cm" svg:y1="10cm" svg:x2="14cm" svg:y2="11cm">
          <text:p/>
        </draw:line>
        <draw:line draw:style-name="gr40" draw:text-style-name="P33" draw:layer="layout" svg:x1="11.5cm" svg:y1="8.5cm" svg:x2="10.5cm" svg:y2="9cm">
          <text:p/>
        </draw:line>
        <draw:line draw:style-name="gr41" draw:text-style-name="P33" draw:layer="layout" svg:x1="12cm" svg:y1="8.5cm" svg:x2="11.5cm" svg:y2="10cm">
          <text:p/>
        </draw:line>
        <draw:line draw:style-name="gr42" draw:text-style-name="P33" draw:layer="layout" svg:x1="11.5cm" svg:y1="10.5cm" svg:x2="12cm" svg:y2="11.5cm">
          <text:p/>
        </draw:line>
        <draw:custom-shape draw:style-name="gr18" draw:text-style-name="P28" draw:layer="layout" svg:width="0.5cm" svg:height="0.269cm" svg:x="13cm" svg:y="9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8" draw:layer="layout" svg:width="0.5cm" svg:height="0.269cm" svg:x="14cm" svg:y="11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35" draw:layer="layout" svg:width="1.264cm" svg:height="0.624cm" svg:x="13cm" svg:y="6.338cm">
          <draw:text-box>
            <text:p text:style-name="P34">root</text:p>
          </draw:text-box>
        </draw:frame>
        <draw:frame draw:style-name="gr4" draw:text-style-name="P35" draw:layer="layout" svg:width="1.455cm" svg:height="0.624cm" svg:x="14.5cm" svg:y="7.5cm">
          <draw:text-box>
            <text:p text:style-name="P34">admin</text:p>
          </draw:text-box>
        </draw:frame>
        <draw:frame draw:style-name="gr4" draw:text-style-name="P35" draw:layer="layout" svg:width="1.455cm" svg:height="0.624cm" svg:x="15.5cm" svg:y="8.5cm">
          <draw:text-box>
            <text:p text:style-name="P34">Taxes</text:p>
          </draw:text-box>
        </draw:frame>
        <draw:frame draw:style-name="gr4" draw:text-style-name="P35" draw:layer="layout" svg:width="2.788cm" svg:height="0.624cm" svg:x="17cm" svg:y="9.5cm">
          <draw:text-box>
            <text:p text:style-name="P34">Returns 2023</text:p>
          </draw:text-box>
        </draw:frame>
        <draw:frame draw:style-name="gr4" draw:text-style-name="P35" draw:layer="layout" svg:width="1.264cm" svg:height="0.624cm" svg:x="13.736cm" svg:y="9.5cm">
          <draw:text-box>
            <text:p text:style-name="P34">Rent</text:p>
          </draw:text-box>
        </draw:frame>
        <draw:frame draw:style-name="gr4" draw:text-style-name="P35" draw:layer="layout" svg:width="4.122cm" svg:height="0.624cm" svg:x="14.87cm" svg:y="11cm">
          <draw:text-box>
            <text:p text:style-name="P34">Negotiate new lease</text:p>
          </draw:text-box>
        </draw:frame>
        <draw:frame draw:style-name="gr4" draw:text-style-name="P35" draw:layer="layout" svg:width="1.836cm" svg:height="0.624cm" svg:x="9.664cm" svg:y="7.876cm">
          <draw:text-box>
            <text:p text:style-name="P34">Website</text:p>
          </draw:text-box>
        </draw:frame>
        <draw:frame draw:style-name="gr4" draw:text-style-name="P35" draw:layer="layout" svg:width="2.788cm" svg:height="0.624cm" svg:x="7.212cm" svg:y="9cm">
          <draw:text-box>
            <text:p text:style-name="P34">Redo Palette</text:p>
          </draw:text-box>
        </draw:frame>
        <draw:frame draw:style-name="gr4" draw:text-style-name="P35" draw:layer="layout" svg:width="2.026cm" svg:height="0.624cm" svg:x="9cm" svg:y="10.231cm">
          <draw:text-box>
            <text:p text:style-name="P34">Add copy</text:p>
          </draw:text-box>
        </draw:frame>
        <draw:frame draw:style-name="gr4" draw:text-style-name="P35" draw:layer="layout" svg:width="4.503cm" svg:height="0.624cm" svg:x="8.5cm" svg:y="11.876cm">
          <draw:text-box>
            <text:p text:style-name="P34">Ask lawyer about copy</text:p>
          </draw:text-box>
        </draw:frame>
        <draw:frame draw:style-name="gr4" draw:text-style-name="P25" draw:layer="layout" svg:width="8.207cm" svg:height="0.746cm" svg:x="1.5cm" svg:y="4.5cm">
          <draw:text-box>
            <text:p text:style-name="P24"><text:span text:style-name="T5">frame switch ‘root/admin’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It doesn’t matter which descendent of “admin” I was in, I will be returned to the correct one when I switch back to “root/admin”</text:p>
          </draw:text-box>
        </draw:frame>
        <draw:custom-shape draw:style-name="gr18" draw:text-style-name="P28" draw:layer="layout" svg:width="0.5cm" svg:height="0.269cm" svg:x="12.5cm" svg:y="6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4cm" svg:y="7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1.5cm" svg:y="8.2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5cm" svg:y="8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8" draw:layer="layout" svg:width="0.5cm" svg:height="0.269cm" svg:x="11cm" svg:y="10.2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2cm" svg:y="11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5cm" svg:height="0.269cm" svg:x="10cm" svg:y="9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8" draw:layer="layout" svg:width="0.5cm" svg:height="0.269cm" svg:x="16.5cm" svg:y="9.731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3" draw:layer="layout" svg:x1="12.5cm" svg:y1="7cm" svg:x2="12cm" svg:y2="8cm">
          <text:p/>
        </draw:line>
        <draw:line draw:style-name="gr34" draw:text-style-name="P33" draw:layer="layout" svg:x1="13cm" svg:y1="7cm" svg:x2="14cm" svg:y2="7.5cm">
          <text:p/>
        </draw:line>
        <draw:line draw:style-name="gr35" draw:text-style-name="P33" draw:layer="layout" svg:x1="14.5cm" svg:y1="8cm" svg:x2="15cm" svg:y2="8.5cm">
          <text:p/>
        </draw:line>
        <draw:line draw:style-name="gr36" draw:text-style-name="P33" draw:layer="layout" svg:x1="15.5cm" svg:y1="9cm" svg:x2="16.5cm" svg:y2="9.5cm">
          <text:p/>
        </draw:line>
        <draw:line draw:style-name="gr37" draw:text-style-name="P33" draw:layer="layout" svg:x1="14cm" svg:y1="8cm" svg:x2="13.5cm" svg:y2="9.5cm">
          <text:p/>
        </draw:line>
        <draw:line draw:style-name="gr38" draw:text-style-name="P33" draw:layer="layout" svg:x1="13.5cm" svg:y1="10cm" svg:x2="14cm" svg:y2="11cm">
          <text:p/>
        </draw:line>
        <draw:line draw:style-name="gr40" draw:text-style-name="P33" draw:layer="layout" svg:x1="11.5cm" svg:y1="8.5cm" svg:x2="10.5cm" svg:y2="9cm">
          <text:p/>
        </draw:line>
        <draw:line draw:style-name="gr41" draw:text-style-name="P33" draw:layer="layout" svg:x1="12cm" svg:y1="8.5cm" svg:x2="11.5cm" svg:y2="10cm">
          <text:p/>
        </draw:line>
        <draw:line draw:style-name="gr42" draw:text-style-name="P33" draw:layer="layout" svg:x1="11.5cm" svg:y1="10.5cm" svg:x2="12cm" svg:y2="11.5cm">
          <text:p/>
        </draw:line>
        <draw:custom-shape draw:style-name="gr18" draw:text-style-name="P28" draw:layer="layout" svg:width="0.5cm" svg:height="0.269cm" svg:x="13cm" svg:y="9.5cm">
          <text:p text:style-name="P2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8" draw:layer="layout" svg:width="0.5cm" svg:height="0.269cm" svg:x="14cm" svg:y="11cm">
          <text:p text:style-name="P26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35" draw:layer="layout" svg:width="1.264cm" svg:height="0.624cm" svg:x="13cm" svg:y="6.338cm">
          <draw:text-box>
            <text:p text:style-name="P34">root</text:p>
          </draw:text-box>
        </draw:frame>
        <draw:frame draw:style-name="gr4" draw:text-style-name="P35" draw:layer="layout" svg:width="1.455cm" svg:height="0.624cm" svg:x="14.5cm" svg:y="7.5cm">
          <draw:text-box>
            <text:p text:style-name="P34">admin</text:p>
          </draw:text-box>
        </draw:frame>
        <draw:frame draw:style-name="gr4" draw:text-style-name="P35" draw:layer="layout" svg:width="1.455cm" svg:height="0.624cm" svg:x="15.5cm" svg:y="8.5cm">
          <draw:text-box>
            <text:p text:style-name="P34">Taxes</text:p>
          </draw:text-box>
        </draw:frame>
        <draw:frame draw:style-name="gr4" draw:text-style-name="P35" draw:layer="layout" svg:width="2.788cm" svg:height="0.624cm" svg:x="17cm" svg:y="9.5cm">
          <draw:text-box>
            <text:p text:style-name="P34">Returns 2023</text:p>
          </draw:text-box>
        </draw:frame>
        <draw:frame draw:style-name="gr4" draw:text-style-name="P35" draw:layer="layout" svg:width="1.264cm" svg:height="0.624cm" svg:x="13.736cm" svg:y="9.5cm">
          <draw:text-box>
            <text:p text:style-name="P34">Rent</text:p>
          </draw:text-box>
        </draw:frame>
        <draw:frame draw:style-name="gr4" draw:text-style-name="P35" draw:layer="layout" svg:width="4.122cm" svg:height="0.624cm" svg:x="14.87cm" svg:y="11cm">
          <draw:text-box>
            <text:p text:style-name="P34">Negotiate new lease</text:p>
          </draw:text-box>
        </draw:frame>
        <draw:frame draw:style-name="gr4" draw:text-style-name="P35" draw:layer="layout" svg:width="1.836cm" svg:height="0.624cm" svg:x="9.664cm" svg:y="7.876cm">
          <draw:text-box>
            <text:p text:style-name="P34">Website</text:p>
          </draw:text-box>
        </draw:frame>
        <draw:frame draw:style-name="gr4" draw:text-style-name="P35" draw:layer="layout" svg:width="2.788cm" svg:height="0.624cm" svg:x="7.212cm" svg:y="9cm">
          <draw:text-box>
            <text:p text:style-name="P34">Redo Palette</text:p>
          </draw:text-box>
        </draw:frame>
        <draw:frame draw:style-name="gr4" draw:text-style-name="P35" draw:layer="layout" svg:width="2.026cm" svg:height="0.624cm" svg:x="9cm" svg:y="10.231cm">
          <draw:text-box>
            <text:p text:style-name="P34">Add copy</text:p>
          </draw:text-box>
        </draw:frame>
        <draw:frame draw:style-name="gr4" draw:text-style-name="P35" draw:layer="layout" svg:width="4.503cm" svg:height="0.624cm" svg:x="8.5cm" svg:y="11.876cm">
          <draw:text-box>
            <text:p text:style-name="P34">Ask lawyer about copy</text:p>
          </draw:text-box>
        </draw:frame>
        <draw:frame draw:style-name="gr4" draw:text-style-name="P25" draw:layer="layout" svg:width="8.207cm" svg:height="0.746cm" svg:x="1.5cm" svg:y="4.5cm">
          <draw:text-box>
            <text:p text:style-name="P24"><text:span text:style-name="T5">frame switch ‘root/admin’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Frame integrates easily with my PS1 variable.</text:p>
          </draw:text-box>
        </draw:frame>
        <draw:frame draw:style-name="gr4" draw:text-style-name="P35" draw:layer="layout" svg:width="14.028cm" svg:height="0.624cm" svg:x="2.5cm" svg:y="4cm">
          <draw:text-box>
            <text:p text:style-name="P34">lelanthran @ home: /~ [root/admin/Rent/Negotiate new lease] $ frame pop</text:p>
          </draw:text-box>
        </draw:frame>
        <draw:frame draw:style-name="gr4" draw:text-style-name="P35" draw:layer="layout" svg:width="7.741cm" svg:height="0.624cm" svg:x="2.5cm" svg:y="7.376cm">
          <draw:text-box>
            <text:p text:style-name="P34">lelanthran @ home: /~ [root/admin/] $ </text:p>
          </draw:text-box>
        </draw:frame>
        <draw:frame draw:style-name="gr43" draw:text-style-name="P35" draw:layer="layout" svg:width="12.885cm" svg:height="3.235cm" svg:x="2.5cm" svg:y="4.624cm">
          <draw:text-box>
            <text:p text:style-name="P34"><text:span text:style-name="T6">Current frame</text:span></text:p>
            <text:p text:style-name="P34"><text:span text:style-name="T6"><text:s text:c="3"/></text:span><text:span text:style-name="T6">root/admin/Rent</text:span></text:p>
            <text:p text:style-name="P34"><text:span text:style-name="T6"/></text:p>
            <text:p text:style-name="P34"><text:span text:style-name="T6">Notes (Sat May 13 09:16:21 2023)</text:span></text:p>
            <text:p text:style-name="P34"><text:span text:style-name="T6"><text:s text:c="3"/></text:span><text:span text:style-name="T6">See if PWC is willing to assign more parking bays to us. Lease</text:span></text:p>
            <text:p text:style-name="P34"><text:span text:style-name="T6"><text:s text:c="3"/></text:span><text:span text:style-name="T6">meeting is 15-May.</text:span></text:p>
            <text:p text:style-name="P34"><text:span text:style-name="T6"/></text:p>
            <text:p text:style-name="P34"><text:span text:style-name="T6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It is impossible for me to execute even a single command without being reminded of my task in the prompt.</text:p>
          </draw:text-box>
        </draw:frame>
        <draw:frame draw:style-name="gr4" draw:text-style-name="P35" draw:layer="layout" svg:width="14.028cm" svg:height="0.624cm" svg:x="2.5cm" svg:y="4cm">
          <draw:text-box>
            <text:p text:style-name="P34">lelanthran @ home: /~ [root/admin/Rent/Negotiate new lease] $ frame pop</text:p>
          </draw:text-box>
        </draw:frame>
        <draw:frame draw:style-name="gr4" draw:text-style-name="P35" draw:layer="layout" svg:width="7.741cm" svg:height="0.624cm" svg:x="2.5cm" svg:y="7.376cm">
          <draw:text-box>
            <text:p text:style-name="P34">lelanthran @ home: /~ [root/admin/] $ </text:p>
          </draw:text-box>
        </draw:frame>
        <draw:frame draw:style-name="gr43" draw:text-style-name="P35" draw:layer="layout" svg:width="12.885cm" svg:height="3.235cm" svg:x="2.5cm" svg:y="4.624cm">
          <draw:text-box>
            <text:p text:style-name="P34"><text:span text:style-name="T6">Current frame</text:span></text:p>
            <text:p text:style-name="P34"><text:span text:style-name="T6"><text:s text:c="3"/></text:span><text:span text:style-name="T6">root/admin/Rent</text:span></text:p>
            <text:p text:style-name="P34"><text:span text:style-name="T6"/></text:p>
            <text:p text:style-name="P34"><text:span text:style-name="T6">Notes (Sat May 13 09:16:21 2023)</text:span></text:p>
            <text:p text:style-name="P34"><text:span text:style-name="T6"><text:s text:c="3"/></text:span><text:span text:style-name="T6">See if PWC is willing to assign more parking bays to us. Lease</text:span></text:p>
            <text:p text:style-name="P34"><text:span text:style-name="T6"><text:s text:c="3"/></text:span><text:span text:style-name="T6">meeting is 15-May.</text:span></text:p>
            <text:p text:style-name="P34"><text:span text:style-name="T6"/></text:p>
            <text:p text:style-name="P34"><text:span text:style-name="T6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Frame has a lot of commands. Not everything was covered in these slides.</text:p>
          </draw:text-box>
        </draw:frame>
        <draw:frame draw:style-name="gr4" draw:text-style-name="P37" draw:layer="layout" svg:width="12.207cm" svg:height="11.195cm" svg:x="0cm" svg:y="3cm">
          <draw:text-box>
            <text:p text:style-name="P36"><text:span text:style-name="T7">No command specified (try --help). Defaulting to 'status'</text:span></text:p>
            <text:p text:style-name="P36"><text:span text:style-name="T7"><text:s text:c="5"/></text:span><text:span text:style-name="T7">Frame <text:s/>(© 2023 Lelanthran Manickum)</text:span></text:p>
            <text:p text:style-name="P36"><text:span text:style-name="T7"/></text:p>
            <text:p text:style-name="P36"><text:span text:style-name="T7"><text:s text:c="5"/></text:span><text:span text:style-name="T7">This program comes with ABSOLUTELY NO WARRANTY. This is free software</text:span></text:p>
            <text:p text:style-name="P36"><text:span text:style-name="T7"><text:s text:c="5"/></text:span><text:span text:style-name="T7">and you are welcome to redistribute it under certain conditions; <text:s/>see</text:span></text:p>
            <text:p text:style-name="P36"><text:span text:style-name="T7"><text:s text:c="5"/></text:span><text:span text:style-name="T7">the LICENSE file for details.</text:span></text:p>
            <text:p text:style-name="P36"><text:span text:style-name="T7"/></text:p>
            <text:p text:style-name="P36"><text:span text:style-name="T7">frame [options] &lt;command&gt; [options] &lt;subcommand&gt;</text:span></text:p>
            <text:p text:style-name="P36"><text:span text:style-name="T7"/></text:p>
            <text:p text:style-name="P36"><text:span text:style-name="T7"><text:s text:c="2"/></text:span><text:span text:style-name="T7">Options are of the form '--name', '--name=' and '--name=value'. The first</text:span></text:p>
            <text:p text:style-name="P36"><text:span text:style-name="T7">two forms are <text:s/>for boolean options which are either set or unset and do not</text:span></text:p>
            <text:p text:style-name="P36"><text:span text:style-name="T7">require any value. The third form is for options that require a value.</text:span></text:p>
            <text:p text:style-name="P36"><text:span text:style-name="T7"/></text:p>
            <text:p text:style-name="P36"><text:span text:style-name="T7"><text:s text:c="2"/></text:span><text:span text:style-name="T7">Commands and subcommands are of the form 'command'. Some commands require</text:span></text:p>
            <text:p text:style-name="P36"><text:span text:style-name="T7">specific options and/or mandatory subcommands. Commands that require either</text:span></text:p>
            <text:p text:style-name="P36"><text:span text:style-name="T7">options or subcommands will be decribed below.</text:span></text:p>
            <text:p text:style-name="P36"><text:span text:style-name="T7"/></text:p>
            <text:p text:style-name="P36"><text:span text:style-name="T7"><text:s text:c="2"/></text:span><text:span text:style-name="T7">Commands must be one of help, create, history, status, push, replace,</text:span></text:p>
            <text:p text:style-name="P36"><text:span text:style-name="T7">append, up, down, switch, pop, delete, list or match.</text:span></text:p>
            <text:p text:style-name="P36"><text:span text:style-name="T7"/></text:p>
            <text:p text:style-name="P36"><text:span text:style-name="T7">Options:</text:span></text:p>
            <text:p text:style-name="P36"><text:span text:style-name="T7"/></text:p>
            <text:p text:style-name="P36"><text:span text:style-name="T7"><text:s text:c="2"/></text:span><text:span text:style-name="T7">--help <text:s text:c="14"/>Print this page and exit.</text:span></text:p>
            <text:p text:style-name="P36"><text:span text:style-name="T7"/></text:p>
            <text:p text:style-name="P36"><text:span text:style-name="T7"><text:s text:c="2"/></text:span><text:span text:style-name="T7">--force <text:s text:c="13"/>Force an action that against the program's wishes,</text:span></text:p>
            <text:p text:style-name="P36"><text:span text:style-name="T7"><text:s text:c="23"/></text:span><text:span text:style-name="T7">for example popping a node that is not empty.</text:span></text:p>
            <text:p text:style-name="P36"><text:span text:style-name="T7"/></text:p>
            <text:p text:style-name="P36"><text:span text:style-name="T7"><text:s text:c="2"/></text:span><text:span text:style-name="T7">--dbpath=&lt;path&gt; <text:s text:c="5"/>Specify the location of the database path. Defaults to</text:span></text:p>
            <text:p text:style-name="P36"><text:span text:style-name="T7"><text:s text:c="23"/></text:span><text:span text:style-name="T7">'$HOME/.framedb' unless overridden by this option.</text:span></text:p>
            <text:p text:style-name="P36"><text:span text:style-name="T7"/></text:p>
            <text:p text:style-name="P36"><text:span text:style-name="T7"><text:s text:c="2"/></text:span><text:span text:style-name="T7">--message=&lt;string&gt; <text:s text:c="2"/>Provides the message for any command that requires a</text:span></text:p>
            <text:p text:style-name="P36"><text:span text:style-name="T7"><text:s text:c="23"/></text:span><text:span text:style-name="T7">message (such as 'push', 'replace', etc). If this option</text:span></text:p>
            <text:p text:style-name="P36"><text:span text:style-name="T7"><text:s text:c="23"/></text:span><text:span text:style-name="T7">is not present and the command requires a message, then</text:span></text:p>
            <text:p text:style-name="P36"><text:span text:style-name="T7"><text:s text:c="23"/></text:span><text:span text:style-name="T7">the editor specified with $EDITOR is used. If $EDITOR</text:span></text:p>
            <text:p text:style-name="P36"><text:span text:style-name="T7"><text:s text:c="23"/></text:span><text:span text:style-name="T7">is empty, then a prompt for a message is issued on the</text:span></text:p>
            <text:p text:style-name="P36"><text:span text:style-name="T7"><text:s text:c="23"/></text:span><text:span text:style-name="T7">standard input.</text:span></text:p>
            <text:p text:style-name="P36"><text:span text:style-name="T7"/></text:p>
            <text:p text:style-name="P36"><text:span text:style-name="T7"/></text:p>
          </draw:text-box>
        </draw:frame>
        <draw:frame draw:style-name="gr4" draw:text-style-name="P37" draw:layer="layout" svg:width="12.355cm" svg:height="11.483cm" svg:x="15.5cm" svg:y="2.712cm">
          <draw:text-box>
            <text:p text:style-name="P36"><text:span text:style-name="T7">Commands:</text:span></text:p>
            <text:p text:style-name="P36"><text:span text:style-name="T7"/></text:p>
            <text:p text:style-name="P36"><text:span text:style-name="T7">help</text:span></text:p>
            <text:p text:style-name="P36"><text:span text:style-name="T7"><text:s text:c="2"/></text:span><text:span text:style-name="T7">Print this message and exit.</text:span></text:p>
            <text:p text:style-name="P36"><text:span text:style-name="T7"/></text:p>
            <text:p text:style-name="P36"><text:span text:style-name="T7">create</text:span></text:p>
            <text:p text:style-name="P36"><text:span text:style-name="T7"><text:s text:c="2"/></text:span><text:span text:style-name="T7">Create a new frame database. If --dbpath is specified then it is used as the</text:span></text:p>
            <text:p text:style-name="P36"><text:span text:style-name="T7"><text:s text:c="2"/></text:span><text:span text:style-name="T7">location of the new database. If it is not then $HOME/.framdb is used instead.</text:span></text:p>
            <text:p text:style-name="P36"><text:span text:style-name="T7"/></text:p>
            <text:p text:style-name="P36"><text:span text:style-name="T7">history [count]</text:span></text:p>
            <text:p text:style-name="P36"><text:span text:style-name="T7"><text:s text:c="2"/></text:span><text:span text:style-name="T7">Display the history of all nodes visited, with a number that can be used</text:span></text:p>
            <text:p text:style-name="P36"><text:span text:style-name="T7"><text:s text:c="2"/></text:span><text:span text:style-name="T7">in the 'back' command (see 'back' below). The [count] value specifies how</text:span></text:p>
            <text:p text:style-name="P36"><text:span text:style-name="T7"><text:s text:c="2"/></text:span><text:span text:style-name="T7">many items to display. If [count] is omitted it defaults to 10. To list</text:span></text:p>
            <text:p text:style-name="P36"><text:span text:style-name="T7"><text:s text:c="2"/></text:span><text:span text:style-name="T7">all items in the history (which may be very large) use '0' as the count.</text:span></text:p>
            <text:p text:style-name="P36"><text:span text:style-name="T7"/></text:p>
            <text:p text:style-name="P36"><text:span text:style-name="T7">back [number]</text:span></text:p>
            <text:p text:style-name="P36"><text:span text:style-name="T7"><text:s text:c="2"/></text:span><text:span text:style-name="T7">Jump to the nth item in the history, as specified by [number]. If [number]</text:span></text:p>
            <text:p text:style-name="P36"><text:span text:style-name="T7"><text:s text:c="2"/></text:span><text:span text:style-name="T7">is omitted then '1' is used. The 'history' command helpfully lists a number</text:span></text:p>
            <text:p text:style-name="P36"><text:span text:style-name="T7"><text:s text:c="2"/></text:span><text:span text:style-name="T7">next to each element that can be used to determine what number in the</text:span></text:p>
            <text:p text:style-name="P36"><text:span text:style-name="T7"><text:s text:c="2"/></text:span><text:span text:style-name="T7">history to jump to. Specifying '0' is pointless.</text:span></text:p>
            <text:p text:style-name="P36"><text:span text:style-name="T7"/></text:p>
            <text:p text:style-name="P36"><text:span text:style-name="T7">status</text:span></text:p>
            <text:p text:style-name="P36"><text:span text:style-name="T7"><text:s text:c="2"/></text:span><text:span text:style-name="T7">Display the status of the current node.</text:span></text:p>
            <text:p text:style-name="P36"><text:span text:style-name="T7"/></text:p>
            <text:p text:style-name="P36"><text:span text:style-name="T7">push</text:span></text:p>
            <text:p text:style-name="P36"><text:span text:style-name="T7"><text:s text:c="2"/></text:span><text:span text:style-name="T7">Create a new node as the child of the current node AND switches to it. If a</text:span></text:p>
            <text:p text:style-name="P36"><text:span text:style-name="T7"><text:s text:c="2"/></text:span><text:span text:style-name="T7">message is specified with '--message=&lt;string&gt;' then it will be used as the</text:span></text:p>
            <text:p text:style-name="P36"><text:span text:style-name="T7"><text:s text:c="2"/></text:span><text:span text:style-name="T7">contents of the new node. If no message is specified with '--message=&lt;string&gt;'</text:span></text:p>
            <text:p text:style-name="P36"><text:span text:style-name="T7"><text:s text:c="2"/></text:span><text:span text:style-name="T7">then $EDITOR will be started to allow the user to enter a message. If $EDITOR</text:span></text:p>
            <text:p text:style-name="P36"><text:span text:style-name="T7"><text:s text:c="2"/></text:span><text:span text:style-name="T7">is not set, the user will be prompted for a message.</text:span></text:p>
            <text:p text:style-name="P36"><text:span text:style-name="T7"/></text:p>
            <text:p text:style-name="P36"><text:span text:style-name="T7">new</text:span></text:p>
            <text:p text:style-name="P36"><text:span text:style-name="T7"><text:s text:c="2"/></text:span><text:span text:style-name="T7">Create a new node as the child of the current node WITHOUT switching to it. If</text:span></text:p>
            <text:p text:style-name="P36"><text:span text:style-name="T7"><text:s text:c="2"/></text:span><text:span text:style-name="T7">a message is specified with '--message=&lt;string&gt;' then it will be used as the</text:span></text:p>
            <text:p text:style-name="P36"><text:span text:style-name="T7"><text:s text:c="2"/></text:span><text:span text:style-name="T7">contents of the new node. If no message is specified with '--message=&lt;string&gt;'</text:span></text:p>
            <text:p text:style-name="P36"><text:span text:style-name="T7"><text:s text:c="2"/></text:span><text:span text:style-name="T7">then $EDITOR will be started to allow the user to enter a message. If $EDITOR</text:span></text:p>
            <text:p text:style-name="P36"><text:span text:style-name="T7"><text:s text:c="2"/></text:span><text:span text:style-name="T7">is not set, the user will be prompted for a message.</text:span></text:p>
            <text:p text:style-name="P36"><text:span text:style-name="T7"/></text:p>
            <text:p text:style-name="P36"><text:span text:style-name="T7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Frame is still missing a lot.</text:p>
          </draw:text-box>
        </draw:frame>
        <draw:frame draw:style-name="gr4" draw:text-style-name="P39" draw:layer="layout" svg:width="15.834cm" svg:height="4.572cm" svg:x="5cm" svg:y="3.5cm">
          <draw:text-box>
            <text:list text:style-name="L1">
              <text:list-item>
                <text:p text:style-name="P38"><text:span text:style-name="T8">Bash autocomplete is, ironically, </text:span><text:span text:style-name="T9">still</text:span><text:span text:style-name="T8"> incomplete.</text:span></text:p>
              </text:list-item>
              <text:list-item>
                <text:p text:style-name="P38"><text:span text:style-name="T8">GUI browser is work-in-progress.</text:span></text:p>
              </text:list-item>
              <text:list-item>
                <text:p text:style-name="P38"><text:span text:style-name="T8">Decent documentation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I don’t claim that it will work for you. I only claim that it worked spectacularly for me.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">Feedback is appreciated.</text:p>
          </draw:text-box>
        </draw:frame>
        <draw:frame draw:style-name="gr4" draw:text-style-name="P41" draw:layer="layout" svg:width="9.053cm" svg:height="1.072cm" svg:x="8.5cm" svg:y="6.5cm">
          <draw:text-box>
            <text:p text:style-name="P40">lelanthran@gmail.com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EmojiOne Color" svg:font-family="'EmojiOne Color'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3T19:41:29.116101575</meta:creation-date>
    <meta:editing-duration>PT19M30S</meta:editing-duration>
    <meta:editing-cycles>4</meta:editing-cycles>
    <meta:generator>LibreOffice/7.3.7.2$Linux_X86_64 LibreOffice_project/30$Build-2</meta:generator>
    <dc:title>Pencil</dc:title>
    <dc:date>2023-05-13T22:55:52.238527310</dc:date>
    <meta:document-statistic meta:object-count="880"/>
  </office:meta>
</office:document-meta>
</file>